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7.0583in" fo:margin-left="-0.0979in" table:align="left"/>
    </style:style>
    <style:style style:name="Table2.A" style:family="table-column">
      <style:table-column-properties style:column-width="3.5604in"/>
    </style:style>
    <style:style style:name="Table2.B" style:family="table-column">
      <style:table-column-properties style:column-width="3.4979in"/>
    </style:style>
    <style:style style:name="Table2.A1" style:family="table-cell">
      <style:table-cell-properties fo:padding="0in" fo:border="none"/>
    </style:style>
    <style:style style:name="P1" style:family="paragraph" style:parent-style-name="Standard">
      <style:text-properties officeooo:paragraph-rsid="00124ff9"/>
    </style:style>
    <style:style style:name="P2" style:family="paragraph" style:parent-style-name="Text_20_body">
      <style:text-properties officeooo:paragraph-rsid="00124ff9"/>
    </style:style>
    <style:style style:name="P3" style:family="paragraph" style:parent-style-name="Text_20_body">
      <style:text-properties officeooo:paragraph-rsid="00124ff9"/>
    </style:style>
    <style:style style:name="P4" style:family="paragraph" style:parent-style-name="Text_20_body">
      <style:text-properties officeooo:paragraph-rsid="0012fb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2" table:style-name="Table2">
        <table:table-column table:style-name="Table2.A"/>
        <table:table-column table:style-name="Table2.B"/>
        <table:table-row table:style-name="TableLine2100030834672">
          <table:table-cell table:style-name="Table2.A1" office:value-type="string">
            <text:p text:style-name="P2">ἐνταῦθα δέ ὁ Ἁγριώδης ἀναπηδήσας ἀπὸ τῆς χαμεύνης καί ἀλεξιβρόχιον λαβὼν ἐκ τοῦ τρίβωνος, φοινικοῦν ὂν καί πάνυ τετ-ριμμένον, ὀρθὸν ε”τεινεν ἐπὶ τὸν Δούρσλειον ὥσπερ ξίφος. Εὐλαβοῦ, ὦ Δούρσλειε, ἔφη, εἰς ὑπερβολὴν γὰρ εἴρηκας ἤδη. εὐλαβοῦ δῆτα ὅπως μή καί οὗτος φοβούμενος κεντηθῆναι ἀκωκῇ ἀλεξιβροχίου πρὸς γίγαντος δασυπώγωνος, τῆς δ’ ἀνδρείας ἐσφαλμένος πρὸς τὸν τοῖχον ἔμπαλιν ἐβιάσθη ἄναυδος.</text:p>
          </table:table-cell>
          <table:table-cell table:style-name="Table2.A1" office:value-type="string">
            <text:p text:style-name="P2">At first they just hurtled through a maze of twisting passages. Harry tried to remember, left, right, right, left, middle fork, right, left, but it was impossible. The rattling cart seemed to know its own way, because Griphook wasn't steering. Harry's eyes stung as the cold air rushed past them, but he kept them wide open. Once, he thought he saw a burst of fire at the end of a passage and twisted around to see if it was a dragon, but too late - - they plunged even deeper, passing an underground lake where huge stalactites and stalagmites grew from the ceiling and floor. </text:p>
          </table:table-cell>
        </table:table-row>
        <table:table-row table:style-name="TableLine2100030837120">
          <table:table-cell table:style-name="Table2.A1" office:value-type="string">
            <text:p text:style-name="P2">ἐκεῖνος δ’ αὖ ’Άμεινον δέ τοῦτο, ἔφη, πνευστιῶν ε”τι καὶ πρὸς τὴν χαμεύνην ὅσον οὐκ ἤδη διεφθαρμένην καθίσας.</text:p>
          </table:table-cell>
          <table:table-cell table:style-name="Table2.A1" office:value-type="string">
            <text:p text:style-name="P2">I never know," Harry called to Hagrid over the noise of the cart, "what's the difference between a stalagmite and a stalactite?"</text:p>
          </table:table-cell>
        </table:table-row>
        <table:table-row table:style-name="TableLine2100030830048">
          <table:table-cell table:style-name="Table2.A1" office:value-type="string">
            <text:p text:style-name="P2">ἐν δέ τούτῳ βουλόμενος ε”τι μυρία ἐρωτᾶν ὁ Ἄρειος Ἀλλὰ τί ε”παθεν ἅρα; ἔφη, τὸν Φολιδο-, τὸν δεῖνα μὲν οὖν λέγοιμ’ ἄν.</text:p>
          </table:table-cell>
          <table:table-cell table:style-name="Table2.A1" office:value-type="string">
            <text:p text:style-name="P2">"Stalagmite's got an 'm' in it," said Hagrid. "An' don' ask me questions just now, I think I'm gonna be sick."</text:p>
          </table:table-cell>
        </table:table-row>
        <table:table-row table:style-name="TableLine2100030839296">
          <table:table-cell table:style-name="Table2.A1" office:value-type="string">
            <text:p text:style-name="P2">”Εγωγ’ οὐδὲν οἶδα, ὦ ’Ἁρειε, πλὴν ἀλλ’ οἴχεται δή, ἀφανὴς γὰρ ἐγένετο αὐτῇ τῇ νυκτὶ ᾗ ἐπειράθη ἀποκτεῖναί σε. οὖτος μὲν οὖν ἠφάνισται, σι) δέ καὶ μᾶλλον ἐκ τούτῳ εὐδοκιμεῖς. ἀλλὰ παραδοξ-ότατόν μοι τόδε· τί τότε δὴ ἀπῆλθεν ὅτε κρείττων ἀεὶ καθ’ ἡμέραν ἐγίγνετο;</text:p>
          </table:table-cell>
          <table:table-cell table:style-name="Table2.A1" office:value-type="string">
            <text:p text:style-name="P2">He did look very green, and when the cart stopped at last beside a small door in the passage wall, Hagrid got out and had to lean against the wall to stop his knees from trembling. </text:p>
          </table:table-cell>
        </table:table-row>
        <table:table-row table:style-name="TableLine2100030840112">
          <table:table-cell table:style-name="Table2.A1" office:value-type="string">
            <text:p text:style-name="P2">οἱ μὲν γάρ φασι τεθνηκέναι αὐτόν, ληροῦντες, ὡς οἶμαι, οὐκ εἰδὼς εἴ γ’ ἄρα τοσοῦτο ε”τι μετεῖχε τοῦ ἀνθρωπίνου ὥστε θανάσι-μον εἶναι. οἱ δέ φάσκουσιν ἔτι φῶς ὁρᾶν, καιρὸν εὖλαβούμενόν που.</text:p>
          </table:table-cell>
          <table:table-cell table:style-name="Table2.A1" office:value-type="string">
            <text:p text:style-name="P2">Griphook unlocked the door. A lot of green smoke came billowing out, and as it cleared, Harry gasped. Inside were mounds of gold coins. Columns of silver. Heaps of little bronze Knuts. </text:p>
          </table:table-cell>
        </table:table-row>
        <table:table-row table:style-name="TableLine2100030833856">
          <table:table-cell table:style-name="Table2.A1" office:value-type="string">
            <text:p text:style-name="P2">ἀλλ’ οὐ πιστεύω οὐδὲ τούτοις γνοὺς ὡς τῶν ἀμφὶ αὐτὸν οἱ μὲν κατεληλύθασι πρὸς τὸ ἡμέτερον, οἱ δέ ἔμφρονες γεγένηνται πάλιν ὥσπερ ἐξ ὕπνου ἐγρηγορότες. οἷα δ’ οὐκ ἂν ἐγένετο οἶμαι εἴ γ’ ἐμέλλησε κατιέναι αὐτός.</text:p>
          </table:table-cell>
          <table:table-cell table:style-name="Table2.A1" office:value-type="string">
            <text:p text:style-name="P2">"All yours," smiled Hagrid. </text:p>
            <text:p text:style-name="P2">All Harry's -- it was incredible. The Dursleys couldn't have known about this or they'd have had it from him faster than blinking. How often had they complained how much Harry cost them to keep? And all the time there had been a small fortune belonging to him, buried deep under London. </text:p>
          </table:table-cell>
        </table:table-row>
        <table:table-row table:style-name="TableLine2100030836304">
          <table:table-cell table:style-name="Table2.A1" office:value-type="string">
            <text:p text:style-name="P2">46 ΑΡΕῙΟΣ ΠΟΤΗΡ</text:p>
          </table:table-cell>
          <table:table-cell table:style-name="Table2.A1" office:value-type="string">
            <text:p text:style-name="P2"/>
          </table:table-cell>
        </table:table-row>
        <table:table-row table:style-name="TableLine2100030831680">
          <table:table-cell table:style-name="Table2.A1" office:value-type="string">
            <text:p text:style-name="P2">οἱ δ’ αὖ πλείους ἡγούμεθα ζῆν μέν ε”τι ἐστερῆσθαι δέ τῆς δυν-άμεως, ἀσθενέστερόν πως ὄντα ἢ ὥστε <text:soft-page-break/>ἐκπρᾶξαι τὰ βουλεύματα.</text:p>
          </table:table-cell>
          <table:table-cell table:style-name="Table2.A1" office:value-type="string">
            <text:p text:style-name="P2">Hagrid helped Harry pile some of it into a bag. </text:p>
            <text:p text:style-name="P2"><text:soft-page-break/>"The gold ones are Galleons," he explained. "Seventeen silver Sickles to a Galleon and twenty-nine Knuts to a Sickle, it's easy enough. Right, that should be enough fer a couple o' terms, we'll keep the rest safe for yeh." He turned to Griphook. "Vault seven hundred and thirteen now, please, and can we go more slowly?" </text:p>
          </table:table-cell>
        </table:table-row>
        <table:table-row table:style-name="TableLine2100030837936">
          <table:table-cell table:style-name="Table2.A1" office:value-type="string">
            <text:p text:style-name="P2">διεφθάρη γὰρ οὐκ οἶδ’ ὅπως διὰ σέ, ὦ παῖ. καὶ γὰρ ταύτῃ τῇ νυκτὶ ἐγένετο τοιοῦτό τι οἵου οὔ προνοίαν εἶχε οὐδεμίαν. καὶ τοῦτο τί δὴ ἔτυχεν ὂν οὔτ’ οἶδα αὐτὸς οὔτ’ ἄλλος τις, πλὴν ἀλλὰ σύ ὑπεσκέλισάς πως αὐτὸν καὶ ε”σφηλας.</text:p>
          </table:table-cell>
          <table:table-cell table:style-name="Table2.A1" office:value-type="string">
            <text:p text:style-name="P2">"One speed only," said Griphook. </text:p>
            <text:p text:style-name="P2">They were going even deeper now and gathering speed. The air became colder and colder as they hurtled round tight corners. They went rattling over an underground ravine, and Harry leaned over the side to try to see what was down at the dark bottom, but Hagrid groaned and pulled him back by the scruff of his neck. </text:p>
          </table:table-cell>
        </table:table-row>
        <table:table-row table:style-name="TableLine2100030841200">
          <table:table-cell table:style-name="Table2.A1" office:value-type="string">
            <text:p text:style-name="P2">ἐν τιμῇ ἔχων. ὁ δέ μὴ ὅτι μέγα ἐφρόνει καὶ ἠγάπα ταῦτ’ ἀκούσας, ἀλλὰ καὶ ἐνόμιζεν ἁμάρτημά τι γενέσθαι, ἀδύνατον γὰρ δήπου τὸ λανθάνεσθαι ἐαυτῷ μάγῳ ὅντι’ τί δῆτ’ ἀνὰ τὸν βίον ἤνεγκεν εἰς τὸ δέον τήν τε Δουδλίου ὕβριν καὶ τὴν Πετουνίας αἶκίαν,· μάγος γὰρ ὢν τί οὗ μετέβαλεν ἂν αὐτοὺς εἷς τέρας τι φρυνοειδές, ὅποταν ἐντὸς τοῦ σκευοφυλακίου ἐγκλῇσαι ἐθέλοιεν,· ἀλλ’ εἶ τὸν γόητα τὸν τῶν ε”νθαδε κράτιστον ἐνίκησέ ποτε, πῶς ἂν ἐδυνήθη ἐκεῖνος δῆτα λακτίζειν αὐτὸν καθάπερ σφαίρᾳ παίζων,· σιωπῇ δέ Ὦ Ἁγρίωδες, ἔφη. μάλισθ’ ἥμαρτες, οἶμαι, ταῦτα λέγων. οὐ γὰρ κινδυνεύω μάγος εἶναι.</text:p>
          </table:table-cell>
          <table:table-cell table:style-name="Table2.A1" office:value-type="string">
            <text:p text:style-name="P2">Vault seven hundred and thirteen had no keyhole. </text:p>
            <text:p text:style-name="P2">"Stand back," said Griphook importantly. He stroked the door gently with one of his long fingers and it simply melted away. </text:p>
            <text:p text:style-name="P2">"If anyone but a Gringotts goblin tried that, they'd be sucked through the door and trapped in there," said Griphook. </text:p>
            <text:p text:style-name="P2">"How often do you check to see if anyone's inside?" Harry asked. </text:p>
            <text:p text:style-name="P2">"About once every ten years," said Griphook with a rather nasty grin. </text:p>
          </table:table-cell>
        </table:table-row>
        <table:table-row table:style-name="TableLine2100030836848">
          <table:table-cell table:style-name="Table2.A1" office:value-type="string">
            <text:p text:style-name="P2">οὗτος δέ γελάσας, ὃ καὶ ἄτοπον ἐδόκει τῷ γ’ Ἁρείῳ, Εἶτ’ ού μάγος εἴ σύ, ἔφη. οὐ γὰρ δήπου περίφοβος ὢν ἢ τεθυμωμένος περί τινος μεμηχάνησαι παράδοξόν τι,· κάνταῦθ’ Ἄρειος πρὸς ἐσχάραν βλέπων ἐλογίζετο τοιάδε ὅσα γὰρ πράγματα τοῖς Δουρσλείοις παρέσχηκε δι’ ἅττα οὗτοι μάλ’ ἠγριώθησαν, τοσαῦτα γεγενῆσθαι μεταξὺ θυμωθέντος αὐτοῦ ἣ δι’ ὀργῆς ε”χοντος- ποτέ μὲν γὰρ διωκόμενος ὑπὸ τῶν ἀμφὶ Δούδλιον οὐκ οἶδ’ ὅπως τυχεῖν ἐκπεφευγῶς’ ποτὲ δέ φοβούμενος πρὸς διδασκαλεῖον ι’έναι γελοιότατος δοκῶν εἶναι ἐν χρῷ κεκαρμένος, μηχανήσασθαι ὅπως ἡ κόμη ἀναφύοι· ποτὲ δ’ αὖ Δουδλίου προσ-φάτως πατάξαντος αὐτόν, <text:soft-page-break/>λαθέσθαι τιμωρήσας διὰ τὸ δράκοντα ἐπιπέμψαι αὐτῷ.</text:p>
          </table:table-cell>
          <table:table-cell table:style-name="Table2.A1" office:value-type="string">
            <text:p text:style-name="P2">Something really extraordinary had to be inside this top security vault, Harry was sure, and he leaned forward eagerly, expecting to see fabulous jewels at the very least -- but at first he thought it was empty. Then he noticed a grubby little package wrapped up in brown paper lying on the floor. Hagrid picked it up and tucked it deep inside his coat. Harry longed to know what it was, but knew better than to ask. </text:p>
            <text:p text:style-name="P2">"Come on, back in this infernal cart, and don't talk to me on the way back, it's best if I keep me mouth shut," said Hagrid. </text:p>
            <text:p text:style-name="P2"><text:soft-page-break/>One wild cart ride later they stood blinking in the sunlight outside Gringotts. Harry didn't know where to run first now that he had a bag full of money. He didn't have to know how many Galleons there were to a pound to know that he was holding more money than he'd had in his whole life -- more money than even Dudley had ever had. </text:p>
          </table:table-cell>
        </table:table-row>
        <table:table-row table:style-name="TableLine2100030840656">
          <table:table-cell table:style-name="Table2.A1" office:value-type="string">
            <text:p text:style-name="P2">μειδιῶν δέ πρὸς τὸν Ἁγριώδη βλέψας πάνυ προσγελῶντα εἶδεν.</text:p>
          </table:table-cell>
          <table:table-cell table:style-name="Table2.A1" office:value-type="string">
            <text:p text:style-name="P2"/>
          </table:table-cell>
        </table:table-row>
        <table:table-row table:style-name="TableLine2100030840928">
          <table:table-cell table:style-name="Table2.A1" office:value-type="string">
            <text:p text:style-name="P2">καί οὗτος Ἰδού, ἔφη’ εἶτα ὁ ’Άρειος Ποτῆρ οὐκ ε”στι μάγος,· ἀλλὰ προσδόκα ὀλίγον. εὐδοκιμήσεις δὴ παρὼν ἐν Ὑογοήτου.</text:p>
          </table:table-cell>
          <table:table-cell table:style-name="Table2.A1" office:value-type="string">
            <text:p text:style-name="P2"/>
          </table:table-cell>
        </table:table-row>
        <table:table-row table:style-name="TableLine2100030837392">
          <table:table-cell table:style-name="Table2.A1" office:value-type="string">
            <text:p text:style-name="P2">Δούρσλειος δ’ οὐδαμῶς ε”μελλε ἀμαχεὶ ἡττᾶσθαι, εἶπε γάρ ῥοιζῶν πως ’Άλλο τι ἢ οὐκ ε”φην αὐτὸν ι’έναι; γέγραπται γὰρ εἷς τῶν μαθητῶν τῶν τῆς Κωλύσεως, ἀνθ’ ῶν χάριν εἴσεται δή. ἀλλὰ γὰρ ἀναγνοὺς ἐκείνας τὰς ἐπιστολὰς ξύνοιδα αὗτῳ δεομένῳ βιβλίων τε ἐπῳδικῶν καί ῥάβδων μαγικῶν καὶ λήρων καὶ φλυαριῶν πολλῶν...</text:p>
          </table:table-cell>
          <table:table-cell table:style-name="Table2.A1" office:value-type="string">
            <text:p text:style-name="P2">"Might as well get yer uniform," said Hagrid, nodding toward Madam Malkin's Robes for All Occasions. "Listen, Harry, would yeh mind if I slipped off fer a pick-me-up in the Leaky Cauldron? I hate them Gringotts carts." He did still look a bit sick, so Harry entered Madam Malkin's shop alone, feeling nervous. </text:p>
          </table:table-cell>
        </table:table-row>
        <table:table-row table:style-name="TableLine2100030841472">
          <table:table-cell table:style-name="Table2.A1" office:value-type="string">
            <text:p text:style-name="P2">ὁ δ’ Ἁγριώδης ὑπολαβὼν καὶ πάνυ γογγύζων Ἀλλ’ εἴ γε βούλεται ἰέναι, ἔφη, οἷος σύ Μύγαλος ἄνθρωπος οὐ δύναται κωλῦσαι αὐτόν. οὐδένα γὰρ εὕροις ἂν κωλύσοντα τὸν τῶν Ποτήρων υἱόν, τὸν Λίλης καὶ Ἰακώβου, ι’έναι πρὸς Ὑογοήτου, εἷ μὴ πάνυ μανιώδη. γέγραπται γὰρ εἷς τῶν ἐκεῖ μαθητῶν ἐξ οῦ ἐγεννήθη. καὶ φοιτήσει πρὸς τὸ μαγείας καὶ γοητείας παιδευτήριον τὸ τῶν καθ’ ἡμᾶς κάλλιστον. διατρίψας δέ ἑπτὰ ἔτη, οὐ γνώσεται αὐτὸς ἑαυτὸν οὕτω πεπαιδευμένον. ὁμιλήσει γὰρ μεθ’ ἑταίρων νέων τ’ ὄντων καὶ ὁμογνωμόνων αὐτῷ. καί ἀρχηγὸν ἕξει τὸν παιδευτήριον διοικοῦντα τὸν πολλῷ μείζω τῶν πρὸ τοῦ ἐφ’ εΥογοήτου πάντων, τὸν πάνυ Ἄλβον Διμπλό...</text:p>
          </table:table-cell>
          <table:table-cell table:style-name="Table2.A1" office:value-type="string">
            <text:p text:style-name="P2">Madam Malkin was a squat, smiling witch dressed all in mauve. </text:p>
            <text:p text:style-name="P2">"Hogwarts, clear?" she said, when Harry started to speak. "Got the lot here -- another young man being fitted up just now, in fact. “ </text:p>
            <text:p text:style-name="P2">In the back of the shop, a boy with a pale, pointed face was standing on a footstool while a second witch pinned up his long black robes. Madam Malkin stood Harry on a stool next to him) slipped a long robe over his head, and began to pin it to the right length. </text:p>
          </table:table-cell>
        </table:table-row>
        <table:table-row table:style-name="TableLine2100030832768">
          <table:table-cell table:style-name="Table2.A1" office:value-type="string">
            <text:p text:style-name="P2">ΠΕΡΙ ΤΟΥ ΚΛΕΙΔΟΦΥΛΑΚΟΣ 47</text:p>
          </table:table-cell>
          <table:table-cell table:style-name="Table2.A1" office:value-type="string">
            <text:p text:style-name="P2"/>
          </table:table-cell>
        </table:table-row>
        <table:table-row table:style-name="TableLine2100030841744">
          <table:table-cell table:style-name="Table2.A1" office:value-type="string">
            <text:p text:style-name="P2">ἀλλ’ ὁ Δούρσλειος ὑπολαβὼν καὶ μέγα ὀγκώμενος οὐκ ε”φη δαπανήσειν εἷς ἄνθρωπόν τινα γέροντα καὶ ἐμβρόντητον ὡς διδ-άξοντα τὸν ’Ἀρειον σοφίσματα μαγευτικά.</text:p>
          </table:table-cell>
          <table:table-cell table:style-name="Table2.A1" office:value-type="string">
            <text:p text:style-name="P2">"Hello," said the boy, "Hogwarts, too?" </text:p>
            <text:p text:style-name="P2">"Yes," said Harry. </text:p>
          </table:table-cell>
        </table:table-row>
        <table:table-row table:style-name="TableLine2100030843920">
          <table:table-cell table:style-name="Table2.A1" office:value-type="string">
            <text:p text:style-name="P2">τοῦτο δ’ εἰπὼν ὑπερβαλεῖν δὴ ἔδοξε τῶ γε Ἁγριώδει <text:soft-page-break/>τὸ ἀλεξι-βρόχιον ἤδη λαβόντι καί ὑπὲρ τῆς κεφαλῆς τινάττοντι.</text:p>
          </table:table-cell>
          <table:table-cell table:style-name="Table2.A1" office:value-type="string">
            <text:p text:style-name="P2"/>
          </table:table-cell>
        </table:table-row>
        <table:table-row table:style-name="TableLine2100030844192">
          <table:table-cell table:style-name="Table2.A1" office:value-type="string">
            <text:p text:style-name="P2">Οὐ μὴ λοιδορήσεις, ε”φη μυκώμενος, τὸν ’Άλβον Διμπλόδωρον ἐμοῦ γε παρόντος.</text:p>
          </table:table-cell>
          <table:table-cell table:style-name="Table2.A1" office:value-type="string">
            <text:p text:style-name="P2"/>
          </table:table-cell>
        </table:table-row>
        <table:table-row table:style-name="TableLine2100030844464">
          <table:table-cell table:style-name="Table2.A1" office:value-type="string">
            <text:p text:style-name="P2">τὸ δ’ ἀλεξιβρόχιον κατὰ τάχος καθεὶς ε”τεινε πρὸς τὸν Δούδλιον.</text:p>
          </table:table-cell>
          <table:table-cell table:style-name="Table2.A1" office:value-type="string">
            <text:p text:style-name="P2"/>
          </table:table-cell>
        </table:table-row>
        <table:table-row table:style-name="TableLine2100030832224">
          <table:table-cell table:style-name="Table2.A1" office:value-type="string">
            <text:p text:style-name="P2">βέλος δέ κεραύνου τότ’ ἦν ι’δεῖν πορφυροῦν καὶ βόμβον ἀκοῦσαι βροντώδη, καί ἐν ἀκαρεῖ τοῦτον κορδακίζοντα εἶδες ἂν, τῶν χερῶν πρὸς πυγὴν συμπεπλεγμένων καὶ περιώδυνον ἀνολολύζοντα. νῶτον πρὸς πυγὴν συμπεπλεγμένων καὶ περιώδυνον ἀνολολύζοντα. νῶτον δέ δόντος αὐτοῦ, ὁ Ἄρειος εἶδε κέρκον τινά - στρεπτὸς δ’ ἦν καὶ ὥσπερ χοίρου - παρακύπτοντα διὰ τρῆμά τι τῶν βρακῶν.</text:p>
          </table:table-cell>
          <table:table-cell table:style-name="Table2.A1" office:value-type="string">
            <text:p text:style-name="P2">"My father's next door buying my books and mother's up the street looking at wands," said the boy. He had a bored, drawling voice. "Then I'm going to drag them off to took at racing brooms. I don't see why first years can't have their own. I think I'll bully father into getting me one and I'll smuggle it in somehow." </text:p>
          </table:table-cell>
        </table:table-row>
        <table:table-row table:style-name="TableLine2100030844736">
          <table:table-cell table:style-name="Table2.A1" office:value-type="string">
            <text:p text:style-name="P2">ἀναβρυχώμενος δ’ ὁ Δούρσλειος ἀφείλκυσε τὴν Πετουνίαν καί τὸν Δούδλιον εἷς θάτερον δωμάτιον. βλέψας δέ τὸ τελευταῖον πρὸς τὸν Ἁγριώδη καὶ πόλλ’ ε”τι φοβούμενος τὴν θύραν ἐπέσπασεν.</text:p>
          </table:table-cell>
          <table:table-cell table:style-name="Table2.A1" office:value-type="string">
            <text:p text:style-name="P2">Harry was strongly reminded of Dudley. </text:p>
            <text:p text:style-name="P2">"Have you got your own broom?" the boy went on. </text:p>
            <text:p text:style-name="P2">"No," said Harry. </text:p>
            <text:p text:style-name="P2">"Play Quidditch at all?" </text:p>
          </table:table-cell>
        </table:table-row>
        <table:table-row table:style-name="TableLine2100030831952">
          <table:table-cell table:style-name="Table2.A1" office:value-type="string">
            <text:p text:style-name="P2">ὁ δέ βλέπων πρὸς τὸ ἀλεξιβρόχιον καὶ τοῦ πώγωνος ἁπτόμενος,</text:p>
          </table:table-cell>
          <table:table-cell table:style-name="Table2.A1" office:value-type="string">
            <text:p text:style-name="P2">"No," Harry said again, wondering what on earth Quidditch could be. </text:p>
            <text:p text:style-name="P2">"I do -- Father says it's a crime if I'm not picked to play for my house, and I must say, I agree. Know what house you'll be in yet?" </text:p>
          </table:table-cell>
        </table:table-row>
        <table:table-row table:style-name="TableLine2100030845008">
          <table:table-cell table:style-name="Table2.A1" office:value-type="string">
            <text:p text:style-name="P2">ὡς μεταγιγνώσκων τὸ πεποιημένον εἶπε τόδε· Οὐκ ἔπρεπέ μοι εἷς</text:p>
          </table:table-cell>
          <table:table-cell table:style-name="Table2.A1" office:value-type="string">
            <text:p text:style-name="P4">"No," said Harry, feeling more stupid by the minute. </text:p>
          </table:table-cell>
        </table:table-row>
        <table:table-row table:style-name="TableLine2100030845824">
          <table:table-cell table:style-name="Table2.A1" office:value-type="string">
            <text:p text:style-name="P2">τοσοῦτο ι’έναι τῆς δυσκολίας. οὐ μὴν οὐδ’ εῦ πέπραγα. Ἐβουλόμην μὲν γὰρ εἷς χοῖρον μεταβαλεῖν αὐτόν, ὁ δέ τὸ σχῆμα οὕτως ὁμοῖον χοίρῳ ἤδη παρέχων, οὐ πολλοῦ ε”δειτο χοῖρος παντελῶς γενέσθαι.</text:p>
          </table:table-cell>
          <table:table-cell table:style-name="Table2.A1" office:value-type="string">
            <text:p text:style-name="P2">"Well, no one really knows until they get there, do they, but I know I'll be in Slytherin, all our family have been -- imagine being in Hufflepuff, I think I'd leave, wouldn't you?" "Mmm," said Harry, wishing he could say something a bit more interesting. </text:p>
          </table:table-cell>
        </table:table-row>
        <table:table-row table:style-name="TableLine2100030846096">
          <table:table-cell table:style-name="Table2.A1" office:value-type="string">
            <text:p text:style-name="P2">ἐκ δέ πλαγίου βλέπων ἀεὶ πρὸς ’Ἀρειον κατὰ τοῦ δασέως τῶν ὀφρύων Χάριν εἴσομαί σοι πολλὴν ἐὰν μηδὲν περὶ ταῦτα λέγῃς. οὐ γὰρ θεμιτόν ἐστί μοι ἅπτεσθαι τῆς μαγικῆς ὡς ἐπὶ τὸ πολύ. ἐπι-τέτραμμαι δ’ ὀλίγον αὐτῆς, ῶς ἄρτι δέον ἐρευνᾶν σε καὶ κομίζειν τὰς σὰς ἐπιστολὰς καὶ τᾶλλα τοιαῦτα. ὅθεν μάλ’ ἐσπούδαζον ὑποστῆναι τοῦτο τὸ πρᾶγμα.</text:p>
          </table:table-cell>
          <table:table-cell table:style-name="Table2.A1" office:value-type="string">
            <text:p text:style-name="P2">"I say, look at that man!" said the boy suddenly, nodding toward the front window. Hagrid was standing there, grinning at Harry and pointing at two large ice creams to show he couldn't come in. <text:s/>"That's Hagrid," said Harry, pleased to know something the boy didn't. </text:p>
          </table:table-cell>
        </table:table-row>
        <text:soft-page-break/>
        <table:table-row table:style-name="TableLine2100030846640">
          <table:table-cell table:style-name="Table2.A1" office:value-type="string">
            <text:p text:style-name="P2">ἀλλ’ ὁ ’Άρειος Τί δέ, ἔφη, οὐ θεμιτὸν σοὶ μαγεύειν,· ἐκεῖνος δέ Εἶὲν ἔφη. μαθητὴς γὰρ ῆν αὐτὸς ἐν (Υογοήτου, ἀλλ’ ἐξέπεσον, ὡς τάληθὲς εἰπεῖν. καὶ ἄλλας τε δίκας ε”λαβον οἱ ἐν τέλει καί διέθραυσαν τὴν ἐμὴν ῥάβδον. ὁ δέ Διμπλόδωρος ἀνὴρ ὢν καλοκάγαθὸς εἴασέ με μεῖναι θηρότροφον γενόμενον.</text:p>
          </table:table-cell>
          <table:table-cell table:style-name="Table2.A1" office:value-type="string">
            <text:p text:style-name="P2">"He works at Hogwarts." </text:p>
            <text:p text:style-name="P2">"Oh," said the boy, "I've heard of him. He's a sort of servant, isn't he?" </text:p>
            <text:p text:style-name="P2">"He's the gamekeeper," said Harry. He was liking the boy less and less every second. </text:p>
            <text:p text:style-name="P2">"Yes, exactly. I heard he's a sort of savage -- lives in a hut on the school grounds and every now and then he gets drunk, tries to do magic, and ends up setting fire to his bed." </text:p>
          </table:table-cell>
        </table:table-row>
        <table:table-row table:style-name="TableLine2100030846912">
          <table:table-cell table:style-name="Table2.A1" office:value-type="string">
            <text:p text:style-name="P2">48 ΑΡΕῙΟΣ ΠΟΤΗΡ</text:p>
          </table:table-cell>
          <table:table-cell table:style-name="Table2.A1" office:value-type="string">
            <text:p text:style-name="P2"/>
          </table:table-cell>
        </table:table-row>
        <table:table-row table:style-name="TableLine2100030829776">
          <table:table-cell table:style-name="Table2.A1" office:value-type="string">
            <text:p text:style-name="P2">Ἀλλὰ διὰ τί ἐξέπεσες,’ ἐκεῖνος δέ Σχεδὸν ἀμφὶ βουλυτόν ἐστι καὶ αὔριον πράγματα ἡμῖν ἔσται πολλά. εἷς γὰρ ἄστυ δεῖ ἡμᾶς ἐλθόντας τὰ βιβλία πρίασθαί σοι καὶ τὰ λοιπά.</text:p>
          </table:table-cell>
          <table:table-cell table:style-name="Table2.A1" office:value-type="string">
            <text:p text:style-name="P2">"I think he's brilliant," said Harry coldly. </text:p>
            <text:p text:style-name="P2">"Do you?" said the boy, with a slight sneer. "Why is he with you? Where are your parents?" </text:p>
            <text:p text:style-name="P2">"They're dead," said Harry shortly. He didn't feel much like going into the matter with this boy. </text:p>
          </table:table-cell>
        </table:table-row>
        <table:table-row table:style-name="TableLine2100030849904">
          <table:table-cell table:style-name="Table2.A1" office:value-type="string">
            <text:p text:style-name="P2">τὸν δέ τρίβωνα ἐκδυσάμενος καὶ πρὸς Ἄρειον ῥίψας Τούτῳ κεκαλυμμένος, ἔφη, κατακοιμήθητι. ἀλλὰ μὴ φρόντιζε εἰ κινεῖταί τι. τάχα μυγαλαῐ ἔτ’ εἶσί μοί τινες ἐν θυλακίῳ.</text:p>
          </table:table-cell>
          <table:table-cell table:style-name="Table2.A1" office:value-type="string">
            <text:p text:style-name="P2">"Oh, sorry," said the other,. not sounding sorry at all. "But they were our kind, weren't they?" </text:p>
            <text:p text:style-name="P2">"They were a witch and wizard, if that's what you mean." </text:p>
          </table:table-cell>
        </table:table-row>
        <table:table-row table:style-name="TableLine2100030855888">
          <table:table-cell table:style-name="Table2.A1" office:value-type="string">
            <text:p text:style-name="P2">τῆς δ’ ἐπιούσης ὁ ’Άρειος ἠγέρθη ἀμ’ ἥλιῳ ἀνίσχοντι. καί ᾐσθάνετο μὲν ἡμέρας ἤδη γενομένης, ὅμως δ’ οὐκ ἤθελε διοῖξαι τούς ὀφθαλμούς, ὡς παραινέσας ἑαυτῷ τοιάδε· Ὠνειροπόλησα δήπου. ὅναρ γὰρ ἦλθέ μοι ἀνήρ τις πελώριος Ἁγριώδης ὀνόματι ἐρῶν ὡς φοιτήσω πρὸς παιδευτήριον μαγικόν.</text:p>
          </table:table-cell>
          <table:table-cell table:style-name="Table2.A1" office:value-type="string">
            <text:p text:style-name="P2">"I really don't think they should let the other sort in, do you? They're just not the same, they've never been brought up to know our ways. Some of them have never even heard of Hogwarts until they get the letter, imagine. I think they should keep it in the old wizarding families. </text:p>
          </table:table-cell>
        </table:table-row>
        <table:table-row table:style-name="TableLine2100030859152">
          <table:table-cell table:style-name="Table2.A1" office:value-type="string">
            <text:p text:style-name="P2">τούς δ’ ὀφθαλμοὺς ἀνοίξας εὖ οἶδ’ ὅτι πάλιν διαιτήσομαι ἐν τῷ σκευοφυλακίῳ τῶ οἴκοι.</text:p>
          </table:table-cell>
          <table:table-cell table:style-name="Table2.A1" office:value-type="string">
            <text:p text:style-name="P4">What's your surname, anyway?" </text:p>
          </table:table-cell>
        </table:table-row>
        <table:table-row table:style-name="TableLine2100030850720">
          <table:table-cell table:style-name="Table2.A1" office:value-type="string">
            <text:p text:style-name="P2">κρότον δ’ ἄφνω ἤκουσε μέγαν, τῆς γε Πετουνίας, ὡς ᾤετο, τὴν θύραν κοπτούσης. καί πολλὴν έχων ἀθυμίαν τούς ὀφθαλμούς οὔπω ἀνέῳξεν, ἀγαπῶν ε”τι τὸ ἐνύπνιον.</text:p>
          </table:table-cell>
          <table:table-cell table:style-name="Table2.A1" office:value-type="string">
            <text:p text:style-name="P2">But before Harry could answer, Madam Malkin said, "That's you done, my dear," and Harry, not sorry for an excuse to stop talking to the boy, hopped down from the footstool. </text:p>
          </table:table-cell>
        </table:table-row>
        <table:table-row table:style-name="TableLine2100030856976">
          <table:table-cell table:style-name="Table2.A1" office:value-type="string">
            <text:p text:style-name="P2">τρὶς δ’ αὖ κροτοῦντος ἤκουσέ του.</text:p>
          </table:table-cell>
          <table:table-cell table:style-name="Table2.A1" office:value-type="string">
            <text:p text:style-name="P2">"Well, I'll see you at Hogwarts, I suppose," said the drawling boy.</text:p>
          </table:table-cell>
        </table:table-row>
        <table:table-row table:style-name="TableLine2100030855344">
          <table:table-cell table:style-name="Table2.A1" office:value-type="string">
            <text:p text:style-name="P2">Καλῶς ἔχει, ἔφη, ἀνίσταμαι γάρ, ἀναστὰς δέ καί τὸν Ἁγριώδους τρίβωνα μεθεὶς ᾔσθετο τοῦ θ’ ἡλίου τὸ <text:soft-page-break/>καλύβιον ἀκτῖσι φλέγοντος, καὶ λωφήσαντος τέλος τοῦ χειμῶνος, καὶ αὐτοῦ τοῦ Ἁγριώδους ε”τι κοιμωμένου ἐπὶ τῇ χαμεύνῃ ἤδη διεφθαρμένῃ, καὶ γλαυκὸς τῷ μέν ὄνυχι τὴν θυρίδα κροτούσης τῷ δέ ῥάμφει ἐφημερίδα ἐχούσης.</text:p>
          </table:table-cell>
          <table:table-cell table:style-name="Table2.A1" office:value-type="string">
            <text:p text:style-name="P2">Harry was rather quiet as he ate the ice cream Hagrid had bought him (chocolate and raspberry <text:soft-page-break/>with chopped nuts). </text:p>
            <text:p text:style-name="P2">"What's up?" said Hagrid. </text:p>
            <text:p text:style-name="P2">"Nothing," Harry lied. They stopped to buy parchment and quills. Harry cheered up a bit when he found a bottle of ink that changed color as you wrote. When they had left the shop, he said, "Hagrid, what's Quidditch?" </text:p>
            <text:p text:style-name="P2">"Blimey, Harry, I keep forgettin' how little yeh know -- not knowin' about Quidditch!" </text:p>
          </table:table-cell>
        </table:table-row>
        <table:table-row table:style-name="TableLine2100030847184">
          <table:table-cell table:style-name="Table2.A1" office:value-type="string">
            <text:p text:style-name="P2">ἀνεπήδησεν οὖν οὕτως εὐδαιμονοῦντι συνειδὼς ἑαυτῷ ὡσεὶ ἀσκόν τις ε’πνευμάτου ὑπὸ τοῖς σπλάγχνοις. ἐλθὼν δ’ εὐθὺ τῆς θυρίδος καί ταχέως σπάσας ἀνέῳξεν αὐτήν. ἡ δὲ γλαῦξ εἴσω κατασκήπτουσα τὴν ἐφημερίδα μεθῆκεν ἐπὶ τὴν Ἁγριώδους κεφαλήν. ἀλλ’ ὁ μὲν οὐκ ἠγέρθη, ἐκείνη δέ πρὸς τοῦδαφος καταπτομένη ἐπετίθετο τῷ τρίβωνι αὐτοῦ.</text:p>
          </table:table-cell>
          <table:table-cell table:style-name="Table2.A1" office:value-type="string">
            <text:p text:style-name="P2">"Don't make me feel worse," said Harry. He told Hagrid about the pate boy in Madam Malkin's. </text:p>
            <text:p text:style-name="P2">"--and he said people from Muggle families shouldn't even be allowed in." </text:p>
            <text:p text:style-name="P2">"Yer not from a Muggle family. If he'd known who yeh were -- he's grown up knowin' yer name if his parents are wizardin' folk. You saw what everyone in the Leaky Cauldron was like when they saw yeh. Anyway, what does he know about it, some o' the best I ever saw were the only ones with magic in 'em in a long line 0' Muggles -- look at yer mum! Look what she had fer a sister!" </text:p>
          </table:table-cell>
        </table:table-row>
        <table:table-row table:style-name="TableLine2100030847728">
          <table:table-cell table:style-name="Table2.A1" office:value-type="string">
            <text:p text:style-name="P2">“Άρειος δ’ ἀποσοβήσων αὐτήν Πέπαυσο, ἔφη, μὴ τοῦτο ποιήσῃς. ἡ δέ κροτήσασα ἀγρίως τὸ ῥάμφος πρὸς αὐτὸν οὐδέν ἐπαύσατο τοῦ κακὰ ποιῆσαι τὸν τρίβωνα.</text:p>
          </table:table-cell>
          <table:table-cell table:style-name="Table2.A1" office:value-type="string">
            <text:p text:style-name="P2">"So what is Quidditch?" </text:p>
            <text:p text:style-name="P2">"It's our sport. Wizard sport. It's like -- like soccer in the Muggle world -- everyone follows Quidditch -- played up in the air on broomsticks and there's four balls -- sorta hard ter explain the rules." </text:p>
          </table:table-cell>
        </table:table-row>
        <table:table-row table:style-name="TableLine2100030848544">
          <table:table-cell table:style-name="Table2.A1" office:value-type="string">
            <text:p text:style-name="P2">καὶ μεγάλῃ τῇ φωνῇ *Ὠ Ἁγρίωδες, ἔφη, γλαῦξ ἐστίν ἐκεῖνος δέ Μισθοδότει αὐτήν, ἔφη τονθορύζων, οὐδέν αὖ κινηθείς, ’Άρειος δέ Τί λέγεις,·καὶ ὑπολαβὼν ἐκεῖνος’ Μισθοδοτῆσαι γὰρ δεῖ αὐτὴν ἥ γ’ ἐκόμισε τὴν ἐφημερίδα. βλέπε οῦν εἴσω τῶν θυλακίων μου.</text:p>
          </table:table-cell>
          <table:table-cell table:style-name="Table2.A1" office:value-type="string">
            <text:p text:style-name="P2">"And what are Slytherin and Hufflepuff?" </text:p>
            <text:p text:style-name="P2">"School houses. There's four. Everyone says Hufflepuff are a lot o' duffers, but --" </text:p>
            <text:p text:style-name="P2">"I bet I'm in Hufflepuff" said Harry gloomily. </text:p>
            <text:p text:style-name="P2">"Better Hufflepuff than Slytherin," said Hagrid darkly. "There's not a single witch or wizard who went bad who wasn't in Slytherin. </text:p>
          </table:table-cell>
        </table:table-row>
        <table:table-row table:style-name="TableLine2100030852080">
          <table:table-cell table:style-name="Table2.A1" office:value-type="string">
            <text:p text:style-name="P2">50 ΑΡΕῙΟΣ ΠΟ ΤΗΡ</text:p>
          </table:table-cell>
          <table:table-cell table:style-name="Table2.A1" office:value-type="string">
            <text:p text:style-name="P2"/>
          </table:table-cell>
        </table:table-row>
        <table:table-row table:style-name="TableLine2100030852624">
          <table:table-cell table:style-name="Table2.A1" office:value-type="string">
            <text:p text:style-name="P2">ἀλλ’ ὁ τοῦ Ἁγριώδους τρίβων ἐφαίνετο ὅλος ἐκ θυλακίων συγ-κείμενος, ἕχων καὶ κοπτὰς <text:soft-page-break/>λειμακοφθόρους καὶ σφαιρίδια σπαρ-τίου καὶ νώγαλα ἀπὸ μίνθης ἐσκευασμένα καὶ βύβλινα σακκίδια πρὸς τέϊον ῆθμοειδῆ. τέλος δέ ἐδράξατο νομίσματος καινοῦ.</text:p>
          </table:table-cell>
          <table:table-cell table:style-name="Table2.A1" office:value-type="string">
            <text:p text:style-name="P2">You-Know-Who was one." </text:p>
            <text:p text:style-name="P2"><text:soft-page-break/>"Vol-, sorry - You-Know-Who was at Hogwarts?" </text:p>
            <text:p text:style-name="P2">"Years an' years ago," said Hagrid. </text:p>
            <text:p text:style-name="P2">They bought Harry's school books in a shop called Flourish and Blotts where the shelves were stacked to the ceiling with books as large as paving stones bound in leather; books the size of postage stamps in covers of silk; books full of peculiar symbols and a few books with nothing in them at all. Even Dudley, who never read anything, would have been wild to get his hands on some of these. Hagrid almost had to drag Harry away from Curses and Countercurses (Bewitch Your Friends and Befuddle Your Enemies with the Latest Revenges: Hair Loss, Jelly-Legs, Tongue- Tying and Much, Much More) by Professor Vindictus Viridian. </text:p>
          </table:table-cell>
        </table:table-row>
        <table:table-row table:style-name="TableLine2100030851536">
          <table:table-cell table:style-name="Table2.A1" office:value-type="string">
            <text:p text:style-name="P2">Δὸς αὐτῇ, ἔφη, πέντε κονίδας. 9Ῑ·Ῑ καὶ κονίδας λέγεις; Μικραίγ’ εἶσι καί χαλκαῖ. ἀριθμήσαντος δέ πέντε χαλκία τοῦ Ἁρείου, ἡ γλαῦξ προῦτεινε πόδα δεξομένη αὐτὰ εἷς βαλλαντίδιον προσδεδεμένον ἐπ’ αὐτῷ.</text:p>
          </table:table-cell>
          <table:table-cell table:style-name="Table2.A1" office:value-type="string">
            <text:p text:style-name="P2">"I was trying to find out how to curse Dudley." </text:p>
            <text:p text:style-name="P2">"I'm not sayin' that's not a good idea, but yer not ter use magic in the Muggle world except in very special circumstances," said Hagrid. "An' anyway, yeh couldn' work any of them curses yet, yeh'll need a lot more study before yeh get ter that level." </text:p>
          </table:table-cell>
        </table:table-row>
        <table:table-row table:style-name="TableLine2100030848816">
          <table:table-cell table:style-name="Table2.A1" office:value-type="string">
            <text:p text:style-name="P2">κάντεῦθεν οἴχεται ἐκπταμένη διὰ τὴν θυρίδα τὴν ἄρτι ἀνεῳγμένην.</text:p>
          </table:table-cell>
          <table:table-cell table:style-name="Table2.A1" office:value-type="string">
            <text:p text:style-name="P2"/>
          </table:table-cell>
        </table:table-row>
        <table:table-row table:style-name="TableLine2100030860512">
          <table:table-cell table:style-name="Table2.A1" office:value-type="string">
            <text:p text:style-name="P2">Ἁγριώδης δ’ ε”χασκε, ἐσκορδινᾶτο, ἀνίστατο.</text:p>
          </table:table-cell>
          <table:table-cell table:style-name="Table2.A1" office:value-type="string">
            <text:p text:style-name="P2"/>
          </table:table-cell>
        </table:table-row>
        <table:table-row table:style-name="TableLine2100030852352">
          <table:table-cell table:style-name="Table2.A1" office:value-type="string">
            <text:p text:style-name="P2">Ἀπιτέον εὐθὺ Λονδίνονδε· ἔχομεν γὰρ πολλὰ πράγματα περὶ τὰ ἐπιτήδειά σου· δεῖ πάντ’ ἀγοράζειν τὰ πρὸς παιδείαν.</text:p>
          </table:table-cell>
          <table:table-cell table:style-name="Table2.A1" office:value-type="string">
            <text:p text:style-name="P2"/>
          </table:table-cell>
        </table:table-row>
        <table:table-row table:style-name="TableLine2100030862688">
          <table:table-cell table:style-name="Table2.A1" office:value-type="string">
            <text:p text:style-name="P2">ἀναστρέφοντι δέ Ἁρείῳ τὰ χαλκία καὶ βλέποντι πρὸς αὐτὰ ἐπῆλθέ φρόνημα τι μάλ’ ἀηδές, ὡσεί τις νύξας συνέτρησεν αὐτῷ τὸν ἐντὸς ἀσκόν.</text:p>
          </table:table-cell>
          <table:table-cell table:style-name="Table2.A1" office:value-type="string">
            <text:p text:style-name="P2"/>
          </table:table-cell>
        </table:table-row>
        <table:table-row table:style-name="TableLine2100030859696">
          <table:table-cell table:style-name="Table2.A1" office:value-type="string">
            <text:p text:style-name="P2">Εἰπέ μοι, ἔφη, ὧ Ἁγρίωδες κάκεῖνος Τί δαί, ε”φη μεταξὺ ἐνδυόμενος τοὺς κοθόρνους.</text:p>
          </table:table-cell>
          <table:table-cell table:style-name="Table2.A1" office:value-type="string">
            <text:p text:style-name="P2"/>
          </table:table-cell>
        </table:table-row>
        <table:table-row table:style-name="TableLine2100030850176">
          <table:table-cell table:style-name="Table2.A1" office:value-type="string">
            <text:p text:style-name="P2">’Ἄρειος δέ Οὐκ ε”στι μοι, ἔφη, ἀργυρίου οὐδέν. καὶ σύ χθιζὸς ἤκουσας τοῦ θείου οὐκ εἰπόντος δαπανήσειν οὐδὲν εἷς ε’μέ ἵνα μάθοιμι τὴν μαγικήν.</text:p>
          </table:table-cell>
          <table:table-cell table:style-name="Table2.A1" office:value-type="string">
            <text:p text:style-name="P2"/>
          </table:table-cell>
        </table:table-row>
        <table:table-row table:style-name="TableLine2100030860784">
          <table:table-cell table:style-name="Table2.A1" office:value-type="string">
            <text:p text:style-name="P2">Οὐ φροντὶς σοὶ πρὸς τοῦτο, ἔφη. ἀνειστήκει γὰρ κνώμενος τὸ κράνιον. οὔκουν ᾔδησθα κληρονομῶν σὺ τοὺς τεκόντας τῆς οὐσίας,· Ἀλλ’ εἷ διεφθάρη ἡ <text:soft-page-break/>οἰκία αὐτῶν ἐκεῖνος δ’ ὑπολαβών Τὸ χρυσίον οὐκ οἴκοι κατέθηκαν, ὦ μειράκιον. πρῶτον μὲν γὰρ ι’τέον εἷς Γριγγώτου, τράπεζαν τοῖς μάγοις. λαβέ ἀλλᾶντός τι, ψυχρὸν μὲν ὄν, ἀγαθὸν δ’ ὅμως. καὶ μάλιστ’ ὀρεγοίμην ἂν τοῦ σοῦ πλακοῦντος τοῦ τῶν γενεθλίων.</text:p>
          </table:table-cell>
          <table:table-cell table:style-name="Table2.A1" office:value-type="string">
            <text:p text:style-name="P2">Hagrid wouldn't let Harry buy a solid gold cauldron, either ("It says pewter on yer list"), but they got a nice set of scales for weighing potion ingredients <text:soft-page-break/>and a collapsible brass telescope. Then they visited the Apothecary, which was fascinating enough to make up for its horrible smell, a mixture of bad eggs and rotted cabbages. Barrels of slimy stuff stood on the floor; jars of herbs, dried roots, and bright powders lined the walls; bundles of feathers, strings of fangs, and snarled claws hung from the ceiling. While Hagrid asked the man behind the counter for a supply of some basic potion ingredients for Harry, Harry himself examined silver unicorn horns at twenty-one Galleons each and minuscule, glittery-black beetle eyes (five Knuts a scoop). </text:p>
          </table:table-cell>
        </table:table-row>
        <table:table-row table:style-name="TableLine2100030852896">
          <table:table-cell table:style-name="Table2.A1" office:value-type="string">
            <text:p text:style-name="P2">τΗ τραπέζας ἔχουσιν οἱ μάγοι, Μίαν γε. τραπεζῖται δέ κόβαλοι.</text:p>
          </table:table-cell>
          <table:table-cell table:style-name="Table2.A1" office:value-type="string">
            <text:p text:style-name="P2">Outside the Apothecary, Hagrid checked Harry's list again. </text:p>
          </table:table-cell>
        </table:table-row>
        <table:table-row table:style-name="TableLine2100030860240">
          <table:table-cell table:style-name="Table2.A1" office:value-type="string">
            <text:p text:style-name="P2">’Ἁρειος δέ μεθεὶς μέρος τι τοῦ ἀλλᾶντος ἲΙΙ κόβαλοι, ἔφη.</text:p>
          </table:table-cell>
          <table:table-cell table:style-name="Table2.A1" office:value-type="string">
            <text:p text:style-name="P2">"Just yer wand left - A yeah, an' I still haven't got yeh a birthday present." </text:p>
          </table:table-cell>
        </table:table-row>
        <table:table-row table:style-name="TableLine2100030858336">
          <table:table-cell table:style-name="Table2.A1" office:value-type="string">
            <text:p text:style-name="P2">Πάνυ γε. ὥστ’ οὐδεὶς λῃστεύοι ἂν τὰ παρ’ αὐτοῖς, πιθοῦ μοι, εἰ μή γ’ ἄρα μαίνοιτο. μή τοι πνίγειν τούς κοβάλους, ὦ ’Άρειέ ἡ δ’ οὖν τράπεζα αὕτη χωρίον πάντων ἀσφαλέστατόν ἐστι τοῖς χρῆμά τι φυλάττεσθαι βουλομένοις πλὴν ἀμέλει τοῦ Ὑογοήτου. ἀλλ’ ἐγὼ ὀφείλω ἐπελθεῖν παρὰ τὸν Γριγγώτου ὑπέρ τοῦ Διμπλοδώρου περὶ τὰ Ὑογοήτου ὥν. καί ἑαυτὸν ἐξυπτιάζων Οὗτος γάρ, ἔφη, πολλάκις κατ’ ἔθος ἀξιοῖ με τὰ πλεῖστον διαφέροντα πρᾶξαι, οῖον τὸ συγ-κομίσαι σέ σωθέντα ῆ τὸ ἀπὸ Γριγγώτου ἐνεγκεῖν τι’ οἶδε γάρ με ἀξιόπιστον ὄντα. εἶα δή. ε”χεις τὰ πάντα; ὁ δ’ Ἄρειος ἠκολούθησεν αὐτῷ ἐξιὼν ἐπὶ τὸν σκόπελον. αι’θρίας δ’ ἤδη γενομένης, καί πρὸς ἥλιον μαρμαιρούσης ἅμα τῆς ἁλός, εἶδε τὸν λέμβον τὸν Δουρσλείῳ μεμισθωμένον ε”τι παρόντα, καίπερ πολι) ἐν τῷ χείμωνι ἄντλον δεξάμενον.</text:p>
          </table:table-cell>
          <table:table-cell table:style-name="Table2.A1" office:value-type="string">
            <text:p text:style-name="P2">Harry felt himself go red. </text:p>
            <text:p text:style-name="P2">"You don't have to --" </text:p>
            <text:p text:style-name="P2">"I know I don't have to. Tell yeh what, I'll get yer animal. Not a toad, toads went outta fashion years ago, yeh'd be laughed at - an' I don' like cats, they make me sneeze. I'll get yer an owl. All the kids want owls, they're dead useful, carry yer mail an' everythin'." </text:p>
            <text:p text:style-name="P2">Twenty minutes later, they left Eeylops Owl Emporium, which had been dark and full of rustling and flickering, jewel-bright eyes. Harry now carried a large cage that held a beautiful snowy owl, fast asleep with her head under her wing. He couldn't stop stammering his thanks, sounding just like Professor Quirrell. </text:p>
          </table:table-cell>
        </table:table-row>
        <table:table-row table:style-name="TableLine2100030859424">
          <table:table-cell table:style-name="Table2.A1" office:value-type="string">
            <text:p text:style-name="P2">ΠΕΡΙ ΤΟΥ ΣΤΕΝΩΠΟΥΔῙΑΓΟΝΤΟΣ 51</text:p>
          </table:table-cell>
          <table:table-cell table:style-name="Table2.A1" office:value-type="string">
            <text:p text:style-name="P2"/>
          </table:table-cell>
        </table:table-row>
        <table:table-row table:style-name="TableLine2100030850992">
          <table:table-cell table:style-name="Table2.A1" office:value-type="string">
            <text:p text:style-name="P2">ἕτερον δέ λέμβον οὐκ ι’δών Τίνι τρόπῳ, ἔφη, σύ γε θάλατταν διεπέρησας; Διεπτόμην, ἔφη. Διέπτου, ’Έγωγε ἀλλ’ ἐπαναπλεῦσαι χρὴ ἐν τῷδε· οὐκέτι γὰρ θεμιτόν μοι μαγεύειν νῦν δὴ σώσαντι σέ.</text:p>
          </table:table-cell>
          <table:table-cell table:style-name="Table2.A1" office:value-type="string">
            <text:p text:style-name="P2">"Don' mention it," said Hagrid gruffly. "Don' expect you've had a lotta presents from them Dursleys. Just Ollivanders left now - only place fer wands, Ollivanders, and yeh gotta have the best wand." </text:p>
          </table:table-cell>
        </table:table-row>
        <text:soft-page-break/>
        <table:table-row table:style-name="TableLine2100030849088">
          <table:table-cell table:style-name="Table2.A1" office:value-type="string">
            <text:p text:style-name="P2">καθημένων δ’ ἐν τῷ λέμβῳ, ὁ ’Άρειος ἀτενέσι τοῖς ὄμμασιν ε”βλεπε πρὸς τὸν Ἁγριώδη εἴ πως τοῦτον ἐν νῴ πλάττοι αἰωρού-μενον.</text:p>
          </table:table-cell>
          <table:table-cell table:style-name="Table2.A1" office:value-type="string">
            <text:p text:style-name="P2">A magic wand... this was what Harry had been really looking forward to. </text:p>
          </table:table-cell>
        </table:table-row>
        <table:table-row table:style-name="TableLine2100030857792">
          <table:table-cell table:style-name="Table2.A1" office:value-type="string">
            <text:p text:style-name="P2">Ἀλλ’ οὐ πρέπει ἡμῖν ἐρεταὶ γενέσθαι, ἔφη ἐκ πλαγίου μάλ’ αὖθις βλέψας πρὸς αὐτόν. ἐὰν δέ σπεύδω τι ἡμῖν τὸν πλοῦν, οὐδενὶ τῶν ἐν Ὑογοήτου δεῖ σέ δηλῶσαι τοῦτο, εἴπερ σοὶ φίλον.</text:p>
          </table:table-cell>
          <table:table-cell table:style-name="Table2.A1" office:value-type="string">
            <text:p text:style-name="P2">The last shop was narrow and shabby. Peeling gold letters over the door read Ollivanders: Makers of Fine Wands since 382 B.C. A single wand lay on a faded purple cushion in the dusty window. </text:p>
          </table:table-cell>
        </table:table-row>
        <table:table-row table:style-name="TableLine2100030851808">
          <table:table-cell table:style-name="Table2.A1" office:value-type="string">
            <text:p text:style-name="P2">Οὐδαμῶς, ἔφη, σπεύδων αὐτὸς πλέον ἰδεῖν τῆς μαγικῆς. λαβόν-τος οῦν ἐκείνου πάλιν τὸ ἀλεξιβρόχιον τὸ φοινικοῦν, καὶ δὶς κρούσαντος ἐπὶ τὸν σκαλμὸν τὸ πλοῖον ἐτάχυνεν αὐτόματον πρὸς τὴν ἤπειρον.</text:p>
          </table:table-cell>
          <table:table-cell table:style-name="Table2.A1" office:value-type="string">
            <text:p text:style-name="P2">A tinkling bell rang somewhere in the depths of the shop as they stepped inside. It was a tiny place, empty except for a single, spindly chair that Hagrid sat on to wait. Harry felt strangely as though he had entered a very strict library; he swallowed a lot of new questions that had just occurred to him and looked instead at the thousands of narrow boxes piled neatly right up to the ceiling. For some reason, the back of his neck prickled. The very dust and silence in here seemed to tingle with some secret magic. </text:p>
          </table:table-cell>
        </table:table-row>
        <table:table-row table:style-name="TableLine2100030851264">
          <table:table-cell table:style-name="Table2.A1" office:value-type="string">
            <text:p text:style-name="P2">Διὰ τί οὕτω μαίνοιτό τις ἂν λῃστεύειν πειρώμενος τὸν Γ ριγγώτου,· Δι’ ἐπῳδὰς καὶ κηλήματα, ἧ δ’ ὃς ὁ Ἁγριώδης. δράκοντας γάρ φασι φυλάττειν τὰς χρυσοῦ κατώρυχας ἀβάτούς τ’ ούσας καὶ δυσ-προσόδους. ἡ γὰρ τράπεζα κάτω γῆς κεῖται ὡς ὀκτακόσια στάδια ὑπὸ τῶ Λονδίνῳ, κατωτέρω δὴ τοῦ Μετρό. ἐκφυγὼν γάρ τις λιμῷ ταχέως ἂν ἀπόλοιτο, κεῖ δύναιτο κλέψαι τι.</text:p>
          </table:table-cell>
          <table:table-cell table:style-name="Table2.A1" office:value-type="string">
            <text:p text:style-name="P2">"Good afternoon," said a soft voice. Harry jumped. Hagrid must have jumped, too, because there was a loud crunching noise and he got quickly off the spindly chair. </text:p>
            <text:p text:style-name="P4">An old man was standing before them, his wide, pale eyes shining like moons through the gloom of the shop. </text:p>
            <text:p text:style-name="P4">"Hello," said Harry awkwardly. </text:p>
            <text:p text:style-name="P4">"Ah yes," said the man. "Yes, yes. I thought I'd be seeing you soon. </text:p>
          </table:table-cell>
        </table:table-row>
        <table:table-row table:style-name="TableLine2100030854528">
          <table:table-cell table:style-name="Table2.A1" office:value-type="string">
            <text:p text:style-name="P2">καὶ ’Ἀρειος μέν περὶ ταῦτα λογιζόμενος ἐκάθητο ἔτι, ὁ δ’ (Αγριώδης τέως ἀνεγίγνωσκε τὴν ἐφημερίδα· αὕτη δε Καθημερινός Μάντις ἔτυχε καλούμενη. ἐκεῖνος δὲ ὡς πολλάκις θεασάμενος τὸν θεῖον ἔμαθε βέλτιστον εῖναι μὴ ἐνοχλεῖν τοὺς ἐφημερίδα ἀναγιγν-ώσκοντας. ὅμως δ’ οὐ ῥᾴδιον τοῦτ’ ἐδόκει αὐτῷ τότε ποιεῖν, μυρία ἐρωτᾶν ε”τι σπουδάζοντι.</text:p>
          </table:table-cell>
          <table:table-cell table:style-name="Table2.A1" office:value-type="string">
            <text:p text:style-name="P2">Harry Potter." It wasn't a question. "You have your mother's eyes. It seems only yesterday she was in here herself, buying her first wand. Ten and a quarter inches long, swishy, made of willow. Nice wand for charm work." </text:p>
            <text:p text:style-name="P2">Mr. Ollivander moved closer to Harry. Harry wished he would blink. Those silvery eyes were a bit creepy. </text:p>
          </table:table-cell>
        </table:table-row>
        <table:table-row table:style-name="TableLine2100030855616">
          <table:table-cell table:style-name="Table2.A1" office:value-type="string">
            <text:p text:style-name="P2">Ἁγριώδης δέ σιωπῇ πτυχὴν ἀναστρέψας τῆς ἐφημερίδος Οἱ περὶ μαγείας προβουλεύοντες, ἔφη, <text:soft-page-break/>τῆς εἰωθυίας ἄρα ταραχῆς αἴτιοι.</text:p>
          </table:table-cell>
          <table:table-cell table:style-name="Table2.A1" office:value-type="string">
            <text:p text:style-name="P2">"Your father, on the other hand, favored a mahogany wand. Eleven inches. </text:p>
          </table:table-cell>
        </table:table-row>
        <table:table-row table:style-name="TableLine2100030853168">
          <table:table-cell table:style-name="Table2.A1" office:value-type="string">
            <text:p text:style-name="P2">5 2 ΑΡΕΙοΣ ΠοΤΗΡ</text:p>
          </table:table-cell>
          <table:table-cell table:style-name="Table2.A1" office:value-type="string">
            <text:p text:style-name="P2"/>
          </table:table-cell>
        </table:table-row>
        <table:table-row table:style-name="TableLine2100030859968">
          <table:table-cell table:style-name="Table2.A1" office:value-type="string">
            <text:p text:style-name="P2">Ἠ καὶ πρόβουλοι εἶσι τῆς μαγείας; ὁ γὰρ Ἄρειος τοῦτ’ εἷπε καίπερ δόξαν αὐτῷ οὐδέν ἐνοχλῆσαι.</text:p>
          </table:table-cell>
          <table:table-cell table:style-name="Table2.A1" office:value-type="string">
            <text:p text:style-name="P2">Pliable. A little more power and excellent for transfiguration. Well, I say your father favored it -- it's really the wand that chooses the wizard, of course." </text:p>
          </table:table-cell>
        </table:table-row>
        <table:table-row table:style-name="TableLine2100030858064">
          <table:table-cell table:style-name="Table2.A1" office:value-type="string">
            <text:p text:style-name="P2">Πῶς γὰρ οὔ, τὸν μέν γὰρ Διμπλόδωρον ἔχρῃζον ἀρχιπρόβουλον’ τούτου δ’ οὐκ ἐθέλοντος ἀπαλλαγῆναι ἐξ Ὑογοήτου, πρόκειται</text:p>
          </table:table-cell>
          <table:table-cell table:style-name="Table2.A1" office:value-type="string">
            <text:p text:style-name="P2">Mr. Ollivander had come so close that he and Harry were almost nose to nose. Harry could see himself reflected in those misty eyes. </text:p>
          </table:table-cell>
        </table:table-row>
        <table:table-row table:style-name="TableLine2100030853440">
          <table:table-cell table:style-name="Table2.A1" office:value-type="string">
            <text:p text:style-name="P2">Κορνήλιος Φουῖξ, γέρων ῶν καὶ γελωτοποιὸς εἴ τις ἄλλος. Ὥστε βάλλει τὸν Διμπλόδωρον καθ’ ἡμέραν ταῖς γλαῦξι συμβουλευσ-όμενος δήπου.</text:p>
          </table:table-cell>
          <table:table-cell table:style-name="Table2.A1" office:value-type="string">
            <text:p text:style-name="P2">"And that's where..." </text:p>
            <text:p text:style-name="P2">Mr. Ollivander touched the lightning scar on Harry's forehead with a long, white finger. </text:p>
            <text:p text:style-name="P2">"I'm sorry to say I sold the wand that did it," he said softly. </text:p>
          </table:table-cell>
        </table:table-row>
        <table:table-row table:style-name="TableLine2100030847456">
          <table:table-cell table:style-name="Table2.A1" office:value-type="string">
            <text:p text:style-name="P2">Ἀλλα τί ποιοῦσιν οἱ τῆς μαγείας πρόβουλοι;</text:p>
          </table:table-cell>
          <table:table-cell table:style-name="Table2.A1" office:value-type="string">
            <text:p text:style-name="P2"/>
          </table:table-cell>
        </table:table-row>
        <table:table-row table:style-name="TableLine2100030856160">
          <table:table-cell table:style-name="Table2.A1" office:value-type="string">
            <text:p text:style-name="P2">Τὸ ἔργον ἐστὶν αὐτοῖς ἐφ’ ὅσον ἐνδέχεται κωλύειν τοὺς Μυγάλους τοῦ μαθεῖν ὅτι φαρμακεῖς τε καὶ φαρμακίδες ὑπάρχ-ουσιν ε”τι πολλαχοῦ τῆς γῆς.</text:p>
          </table:table-cell>
          <table:table-cell table:style-name="Table2.A1" office:value-type="string">
            <text:p text:style-name="P2">"Thirteen-and-a-half inches. Yew. Powerful wand, very powerful, and in the wrong hands... well, if I'd known what that wand was going out into the world to do...." </text:p>
          </table:table-cell>
        </table:table-row>
        <table:table-row table:style-name="TableLine2100030861056">
          <table:table-cell table:style-name="Table2.A1" office:value-type="string">
            <text:p text:style-name="P2">Τί δαί, ’Ό τι,· Ἱ-Ῑράκλεις πάντες γὰρ οἱ Μύγαλοι, ὦ ’Άρειε, ἐφίειεν ἂν</text:p>
          </table:table-cell>
          <table:table-cell table:style-name="Table2.A1" office:value-type="string">
            <text:p text:style-name="P2">He shook his head and then, to Harry's relief, spotted Hagrid. </text:p>
          </table:table-cell>
        </table:table-row>
        <table:table-row table:style-name="TableLine2100030853712">
          <table:table-cell table:style-name="Table2.A1" office:value-type="string">
            <text:p text:style-name="P2">τοῖς μάγοις τὸ σφέτερον αὐτῶν. μὴ γένοιτο. βέλτιον γὰρ εἴ γ’ ἄρα ἐῶσιν ἡμᾶς.</text:p>
          </table:table-cell>
          <table:table-cell table:style-name="Table2.A1" office:value-type="string">
            <text:p text:style-name="P2">"Rubeus! Rubeus Hagrid! How nice to see you again.... Oak, sixteen inches, rather bendy, wasn't it?" </text:p>
          </table:table-cell>
        </table:table-row>
        <table:table-row table:style-name="TableLine2100030861328">
          <table:table-cell table:style-name="Table2.A1" office:value-type="string">
            <text:p text:style-name="P2">ἐνταῦθα δ’ ὑποκρούσαντος τοῦ πλοίου τὰς τοῦ λιμένος χηλάς, συμπτύξαντος δ’ ἅμα τὴν ἐφημερίδα τοῦ Ἁγριώδους, ἐκβάντες ἐπὶ τὸν ἀναβαθμὸν λίθινον πρὸς τὴν ὁδὸν ἀνέβησαν.</text:p>
          </table:table-cell>
          <table:table-cell table:style-name="Table2.A1" office:value-type="string">
            <text:p text:style-name="P2">"It was, sir, yes," said Hagrid. </text:p>
            <text:p text:style-name="P2">"Good wand, that one. But I suppose they snapped it in half when you got expelled?" said Mr. Ollivander, suddenly stern. </text:p>
            <text:p text:style-name="P2">"Er -- yes, they did, yes," said Hagrid, shuffling his feet. "I've still got the pieces, though," he added brightly. </text:p>
          </table:table-cell>
        </table:table-row>
        <table:table-row table:style-name="TableLine2100030854256">
          <table:table-cell table:style-name="Table2.A1" office:value-type="string">
            <text:p text:style-name="P2">βαδιζόντων δέ διὰ τὴν πολίχνην πρὸς τὸν σταθμὸν σιδηροδρομ-ικόν, οἱ πολῖται τόν γ’ Ἁγριώδη παριόντες κάρτ’ ἐθαύμαζον, οὐδ’ ἀπροσδόκητον τοῦτ’ ἀπέβη ὡς Ἁρείῳ γοῦν ἐδόκει. καὶ γὰρ οὐ μόνον διπλάσιος ἦν τὸ ὕψος τοῦ ἐπιτυχόντος, ἀλλὰ καί <text:soft-page-break/>δακτυλο-δεικτῶν ἀεὶ τὰ ἐν ὁδῷ ἐγκύκλια οἷον παρκόμετρο ἐβόα λέγων ὅτι Ἰδού, ὦ ’Ἀρειέ τῆς τῶν Μυγάλων εὐμηχανίας. παρκόμετρο γὰρ καλοῦσιν οἶ νῦν ’Έρμην ποιόν τινα ἐν ἄστει· ἔστι τοῖς ἀργύριον πολὺ διδοῦσι τὰ αὐτοκίνητα ὀχήματα παρ’ αὐτῷ ἐγκαταλείπειν ῥητὸν χρόνον.</text:p>
          </table:table-cell>
          <table:table-cell table:style-name="Table2.A1" office:value-type="string">
            <text:p text:style-name="P2">"But you don't use them?" said Mr. Ollivander sharply. </text:p>
            <text:p text:style-name="P2">"Oh, no, sit," said Hagrid quickly. Harry noticed he gripped his pink umbrella very tightly as he spoke. </text:p>
            <text:p text:style-name="P2"><text:soft-page-break/>"Hmmm," said Mr. Ollivander, giving Hagrid a piercing look. "Well, now -- Mr. Potter. Let me see." He pulled a long tape measure with silver markings out of his pocket. "Which is your wand arm?" </text:p>
          </table:table-cell>
        </table:table-row>
        <table:table-row table:style-name="TableLine2100030855072">
          <table:table-cell table:style-name="Table2.A1" office:value-type="string">
            <text:p text:style-name="P2">ὁ δ’ οὖν ’Άρειος πνευστιῶν τι ὡς ὄπισθεν ἐπειγόμενος φθάσαι αὐτόν ῗΑρ’ εἶπας, ἔφη, δράκοντας εἶναι ἐν Γριγγώτου; Λέγεταί γε. καὶ μὴν δράκοντα κεκτημένος ἐγὼ νὴ τὸν Ἀπόλλ-ωνα ἀγαπῴην ἄν.</text:p>
          </table:table-cell>
          <table:table-cell table:style-name="Table2.A1" office:value-type="string">
            <text:p text:style-name="P2">"Er -- well, I'm right-handed," said Harry. </text:p>
            <text:p text:style-name="P2">"Hold out your arm. That's it." He measured Harry from shoulder to finger, then wrist to elbow, shoulder to floor, knee to armpit and round his head. As he measured, he said, "Every Ollivander wand has a core of a powerful magical substance, Mr. Potter. We use unicorn hairs, phoenix tail feathers, and the heartstrings of dragons. No two Ollivander wands are the same, just as no two unicorns, dragons, or phoenixes are quite the same. And of course, you will never get such good results with another wizard's wand." </text:p>
          </table:table-cell>
        </table:table-row>
        <table:table-row table:style-name="TableLine2100030857248">
          <table:table-cell table:style-name="Table2.A1" office:value-type="string">
            <text:p text:style-name="P2">Τί παθὼν σύ ἀγαπῴης ἄν,- Χρῄζων γε ἐκ παιδός. ἀλλ’ εἶα.</text:p>
          </table:table-cell>
          <table:table-cell table:style-name="Table2.A1" office:value-type="string">
            <text:p text:style-name="P2">Harry suddenly realized that the tape measure, which was measuring between his nostrils, was doing this on its own. Mr. Ollivander was flitting around the shelves, taking down boxes. </text:p>
          </table:table-cell>
        </table:table-row>
        <table:table-row table:style-name="TableLine2100030862960">
          <table:table-cell table:style-name="Table2.A1" office:value-type="string">
            <text:p text:style-name="P2">καὶπρὸς σταθμὸν ἀφικόμενοι ε”γνωσαν ἇμαξοστοιχίαν Λονδίνονδε ἐντὸς ὀλίγου μέλλειν ἀφορμήσειν. ἁμαξοστοιχία γὰρ ἠ τρένο καλεῖται τέρας τι σιδηροῦν καὶ πύρπνουν οῖον ἐξ αὐτομάτου ἐπὶ τρο-χίαις σιδηραῖς τρέχειν ἀτμῴ χρώμενον πρὸς τὸ κινεῖσθαι καθάπερ αἱ αιόλίπυλαι αἶ τοῦ Ἴ·Ῑρωος τοῦ Ἀλεξανδρέως. καί τὸ τρένο τοῦτο σύρει ἁμάξας πολλὰς ἐφ’ ῶν οἶ νῦν πανταχόσε τῆς χώρας ὀχοῦνται, ἀναβαίνοντες καὶ καταβαίνοντες ἐν τοῖς σταθμοῖς σιδηροδρομικοῖς. Ὁ δ’ οὖνἉγριώδης ὡς μὴ ἐπιστάμενος δῆθεν τὸ μυγαλικὸν νόμισμα, τὰ κέρματα τῷ Ἁρείῳ ε”δωκεν ῶνησομένῳ τὰ πινάκια.</text:p>
          </table:table-cell>
          <table:table-cell table:style-name="Table2.A1" office:value-type="string">
            <text:p text:style-name="P2">"That will do," he said, and the tape measure crumpled into a heap on the floor. "Right then, Mr. Potter. Try this one. Beechwood and dragon heartstring. Nine inches. Nice and flexible. just take it and give it a wave." </text:p>
            <text:p text:style-name="P2">Harry took the wand and (feeling foolish) waved it around a bit, but Mr. Ollivander snatched it out of his hand almost at once. </text:p>
            <text:p text:style-name="P2">"Maple and phoenix feather. Seven inches. Quite whippy. Try --" </text:p>
          </table:table-cell>
        </table:table-row>
        <table:table-row table:style-name="TableLine2100030856432">
          <table:table-cell table:style-name="Table2.A1" office:value-type="string">
            <text:p text:style-name="P2">ΠΕΡΙ Τογ ΣΤΕΝΩΠΟΥ ΔιΑ ΓοΝτοΣ 53</text:p>
          </table:table-cell>
          <table:table-cell table:style-name="Table2.A1" office:value-type="string">
            <text:p text:style-name="P2"/>
          </table:table-cell>
        </table:table-row>
        <table:table-row table:style-name="TableLine2100030856704">
          <table:table-cell table:style-name="Table2.A1" office:value-type="string">
            <text:p text:style-name="P2">οἱ δ’ ἐπὶ τῆς ἁμαξοστοιχίας καὶ μᾶλλον ἐθαύμαζον τὸν Ἁγριώδη δυοῖν χρώμενον δίφροις καὶ νηματοπλοκοῦντα χρῆμά τι μάλα κνηκὸν σκηνῇ ἐοικὸς Π αναθηναῖκῇ.</text:p>
          </table:table-cell>
          <table:table-cell table:style-name="Table2.A1" office:value-type="string">
            <text:p text:style-name="P2">Harry tried -- but he had hardly raised the wand when it, too, was snatched back by Mr. Ollivander. </text:p>
            <text:p text:style-name="P2">"No, no -here, ebony and unicorn hair, eight and a half inches, springy. </text:p>
          </table:table-cell>
        </table:table-row>
        <text:soft-page-break/>
        <table:table-row table:style-name="TableLine2100030858608">
          <table:table-cell table:style-name="Table2.A1" office:value-type="string">
            <text:p text:style-name="P2">Εἶτα τήν γ’ ἐπιστολὴν ἕχεις; εἶπε μεταξὺ ἀριθμῶν τὰ τοῦ ῥάμματος.</text:p>
          </table:table-cell>
          <table:table-cell table:style-name="Table2.A1" office:value-type="string">
            <text:p text:style-name="P2">Go on, go on, try it out." </text:p>
          </table:table-cell>
        </table:table-row>
        <table:table-row table:style-name="TableLine2100030857520">
          <table:table-cell table:style-name="Table2.A1" office:value-type="string">
            <text:p text:style-name="P2">λαβόντος δ’ αὐτὴν τοῦ Ἁρείου ἀπὸ θυλακίου Βαβαί, ἔφη. κατά-λογος ε”νεστι τῶν ἐπιτηδείων ἁπάντων.</text:p>
          </table:table-cell>
          <table:table-cell table:style-name="Table2.A1" office:value-type="string">
            <text:p text:style-name="P2"/>
          </table:table-cell>
        </table:table-row>
        <table:table-row table:style-name="TableLine2100030848000">
          <table:table-cell table:style-name="Table2.A1" office:value-type="string">
            <text:p text:style-name="P2">’Άρειος δέ ἀναπτύξας δεύτερόν τι βύβλινον ὃ πρώην ε”τυχε λαθὸν αὐτὸν ἀνεγίγνωσκε τάδε’ στολή ὑπὸ τῶν πρωτοπείρων φερέσθω τάδε· α’ τρίβωνες γ’ μέλανες β’πῖλος α’κωνοειδὴς μέλας τῆς ἡμέρας φορητός γ’χειρίδες β’σωτήριαι ἐκ δέρματος δρακοντείου ἐσκευασμέναι ἢ ἄλλου τοιούτου δ’φᾶρος α’χειμερινὸν πόρπας ἔχον ἀργυρᾶς παρεχέτω μαθητὴς ἕκαστος τὰ ἱμάτια τῷ ἑαυτοῦ ὀνόματι πεποικιλμένα.</text:p>
          </table:table-cell>
          <table:table-cell table:style-name="Table2.A1" office:value-type="string">
            <text:p text:style-name="P2">Harry tried. And tried. He had no idea what Mr. Ollivander was waiting for. The pile of tried wands was mounting higher and higher on the spindly chair, but the more wands Mr. Ollivander pulled from the shelves, the happier he seemed to become. </text:p>
            <text:p text:style-name="P2">"Tricky customer, eh? Not to worry, we'll find the perfect match here somewhere -- I wonder, now - - yes, why not -- unusual combination -- holly and phoenix feather, eleven inches, nice and supple." </text:p>
          </table:table-cell>
        </table:table-row>
        <table:table-row table:style-name="TableLine2100030848272">
          <table:table-cell table:style-name="Table2.A1" office:value-type="string">
            <text:p text:style-name="P2">ΥΟΓΟΗΤΟΥ ΠΑῙΔΕΥΤΗΡΙΟΝ ΜΑΓΕῙΑΣ ΚΑΙ ΓΘΗ ΤΕΙΑΣ</text:p>
          </table:table-cell>
          <table:table-cell table:style-name="Table2.A1" office:value-type="string">
            <text:p text:style-name="P2"/>
          </table:table-cell>
        </table:table-row>
        <table:table-row table:style-name="TableLine2100030861600">
          <table:table-cell table:style-name="Table2.A1" office:value-type="string">
            <text:p text:style-name="P2">βιβλία ῥητά ὑφ’ ἑκάστου μαθητοῦ φερέσθω τάδε· Μιράνδης Φαττοφόντου ἐπῳδῶν βίβλος ἡ τοῖς ἀπείροις νενομισμένη Βαθίλδης Σακκοβόλου συγγραφὴ μαγική Ἀδαλβέρτου Ὑοφάλαγγος ἐπιστήμη μαγική Ἠμερικοῦ Μεταβολέως ὑφήγησις τῶν μεταβολῶν τοῖς ἀπείροις προκειμένη Φυλλίδης Εὐρῶτος περὶ χιλίων φαρμάκων βοτανικῶν καὶ μυκητίνων Ἀρρηνίου Κοτυλίσκου περὶ τῶν φίλτρων καί τῶν ποτῶν μαγικῶν Σαλαμάνδρου Σκαμανδρίου περὶ τῶν θηρίων τῶν μὴ ὄντων καὶ ποῦ γῆς ἐξευρετέα ἐστίν Κουεντίνου Τρίμοντος περὶ τοῦ ἀμύνεσθαι ἢ τὰ σκοτεινά.</text:p>
          </table:table-cell>
          <table:table-cell table:style-name="Table2.A1" office:value-type="string">
            <text:p text:style-name="P2">Harry took the wand. He felt a sudden warmth in his fingers. He raised the wand above his head, brought it swishing down through the dusty air and a stream of red and gold sparks shot from the end like a firework, throwing dancing spots of light on to the walls. Hagrid whooped and clapped and Mr. Ollivander cried, "Oh, bravo! Yes, indeed, oh, very good. Well, well, well... how curious... how very curious... “ </text:p>
          </table:table-cell>
        </table:table-row>
        <table:table-row table:style-name="TableLine2100030858880">
          <table:table-cell table:style-name="Table2.A1" office:value-type="string">
            <text:p text:style-name="P2">54 ΑΡΕΙΟΣ ΠοΤΗΡ</text:p>
          </table:table-cell>
          <table:table-cell table:style-name="Table2.A1" office:value-type="string">
            <text:p text:style-name="P2"/>
          </table:table-cell>
        </table:table-row>
        <table:table-row table:style-name="TableLine2100030861872">
          <table:table-cell table:style-name="Table2.A1" office:value-type="string">
            <text:p text:style-name="P2">σκευὴ ἄλλη ῥάβδος α’ λέβης α’μολυβδοχάλκου, νενομισμένος μέγεθος β’ φιάλαι ὑάλιναι ἦ κρυστάλλιναι τηλεσκόπιον α’τρυτάνη α’χαλκῆ πρὸς τούτοις ἐξέστω τοῖς μαθηταῖς φέρειν ἢ γλαῦκα ἢ αἴλουρον ἢ φρύνην.</text:p>
          </table:table-cell>
          <table:table-cell table:style-name="Table2.A1" office:value-type="string">
            <text:p text:style-name="P2">He put Harry's wand back into its box and wrapped it in brown paper, still muttering, "Curious... curious.. </text:p>
            <text:p text:style-name="P2">"Sorry," said Harry, "but what's curious?" </text:p>
            <text:p text:style-name="P2">Mr. Ollivander fixed Harry with his pale stare. </text:p>
          </table:table-cell>
        </table:table-row>
        <table:table-row table:style-name="TableLine2100030862144">
          <table:table-cell table:style-name="Table2.A1" office:value-type="string">
            <text:p text:style-name="P2">ὑπομνησθέντων οἱ γονεῖς τοῦ μὴ ἐξεῖναι τοῖς πρωτοπείροις ἴδια ἔχειν τὰ σάρα.</text:p>
          </table:table-cell>
          <table:table-cell table:style-name="Table2.A1" office:value-type="string">
            <text:p text:style-name="P2"/>
          </table:table-cell>
        </table:table-row>
        <table:table-row table:style-name="TableLine2100030862416">
          <table:table-cell table:style-name="Table2.A1" office:value-type="string">
            <text:p text:style-name="P2">ἐννοῶν δ’ ὁ ’Άρειος πρὸς ἑαυτὸν φΑρα πάρεστιν, ἔφη, πάντα πρίασθαι ταῦτα ἐν Λονδίνῳ; Εὶ’γ’ οἶδέ τις ὅποι δεῖ ἐλθεῖν, εἶπεν ὁ Ἁγριώδης <text:soft-page-break/>ἀποκρινόμενος.</text:p>
          </table:table-cell>
          <table:table-cell table:style-name="Table2.A1" office:value-type="string">
            <text:p text:style-name="P2">"I remember every wand I've ever sold, Mr. Potter. Every single wand. It so happens that the phoenix whose tail feather is in your wand, gave another <text:soft-page-break/>feather -- just one other. It is very curious indeed that you should be destined for this wand when its brother why, its brother gave you that scar." </text:p>
          </table:table-cell>
        </table:table-row>
        <table:table-row table:style-name="TableLine2100030863232">
          <table:table-cell table:style-name="Table2.A1" office:value-type="string">
            <text:p text:style-name="P2">ὁ μὲν γὰρ ’Άρειος πρότερον Λονδίνονδε οὐκ ἐληλύθει, Ἁγριώδης δέ ἐδόκει τήν γ’ ὁδὸν εὖ εἰδέναι ἀλλ’ οὗ τί δεῖ ποιεῖν τοὺς εἰθισμένους ὁδοιποροῦντας. οὐ γὰρ ῥᾴδιον ἦν αὐτῷ ἀνέχεσθαι τὰ τοῦ Μετρὸ ὡς θλιβόμενός τε τῷ θυρίῳ περιστρεφομένῳ καὶ πιεζόμενος διὰ τὴν τῶν δίφρων στενότητα καὶ ἀνιώμενος τῇ τοῦ τρένο βραδύτητι. ἀνθ’ ὧν ἤκουσας ἂν αὐτοῦ τραχυφώνου τὴν πραγματείαν ἀεῖ ἐπιτιμῶντος.</text:p>
          </table:table-cell>
          <table:table-cell table:style-name="Table2.A1" office:value-type="string">
            <text:p text:style-name="P2">Harry swallowed. </text:p>
            <text:p text:style-name="P2">"Yes, thirteen-and-a-half inches. Yew. Curious indeed how these things happen. The wand chooses the wizard, remember.... I think we must expect great things from you, Mr. Potter.... After all, He- Who-Must-Not-Be-Named did great things -- terrible, yes, but great." </text:p>
          </table:table-cell>
        </table:table-row>
        <table:table-row table:style-name="TableLine2100030849360">
          <table:table-cell table:style-name="Table2.A1" office:value-type="string">
            <text:p text:style-name="P2">Οὐκ οἶδ’ ἐγώ, ἔφη, ὅπως δὴ οἱ Μύγαλοι βίον ἄγουσιν ἄνευ τῆς μαγικῆς. ἀναβάντες δ’ ἅμα ἐπὶ κλίμακος μόλις κυλιομένης εἷς ὁδὸν ἐξίκοντο πωλητηρίοις ἑκατέρωθεν κεκρασπεδωμένην.</text:p>
          </table:table-cell>
          <table:table-cell table:style-name="Table2.A1" office:value-type="string">
            <text:p text:style-name="P2">Harry shivered. He wasn't sure he liked Mr. Ollivander too much. He paid seven gold Galleons for his wand, and Mr. Ollivander bowed them from his shop. </text:p>
          </table:table-cell>
        </table:table-row>
        <table:table-row table:style-name="TableLine2100030863504">
          <table:table-cell table:style-name="Table2.A1" office:value-type="string">
            <text:p text:style-name="P2">πάμμεγας δ’ ὢν ὁ Ἁγριώδης ῥᾳδίως διώθει τοὺς ἐν ὁδῷ ἀθροι-ζομένους ὥστε μὴ ἔργον εἶναι τῷ Ἁρείῳ συνακολουθοῦντι.</text:p>
          </table:table-cell>
          <table:table-cell table:style-name="Table2.A1" office:value-type="string">
            <text:p text:style-name="P2"/>
          </table:table-cell>
        </table:table-row>
        <table:table-row table:style-name="TableLine2100030863776">
          <table:table-cell table:style-name="Table2.A1" office:value-type="string">
            <text:p text:style-name="P2">παρελθόντες δέ βιβλιοπώλας μὲν ἐθεάσαντο καὶ μουσικοπώλας καὶ ἀλλαντοπώλας καὶ κινηματογράφους, ῥαβδοπώλην δέ οὐδένα ἦν ι’δεῐν οὐδαμοῦ. πληθυούσης γὰρ τῆς ὁδοῦ ἀνθρώπων τῶν ἐπιτυχ-όντων, ούδέν ἂν εἶδες ἐκεῖ εἰ μὴ τὰ κοινὰ καί τὰ δημώδη. καῖ εἷς</text:p>
          </table:table-cell>
          <table:table-cell table:style-name="Table2.A1" office:value-type="string">
            <text:p text:style-name="P2">The late afternoon sun hung low in the sky as Harry and Hagrid made their way back down Diagon Alley, back through the wall, back through the Leaky Cauldron, now empty. Harry didn't speak at all as they walked down the road; he didn't even notice how much people were gawking at them on the Underground, laden as they were with all their funny-shaped packages, with the snowy owl asleep in its cage on Harry's lap. Up another escalator, out into Paddington station; Harry only realized where they were when Hagrid tapped him on the shoulder. </text:p>
          </table:table-cell>
        </table:table-row>
        <table:table-row table:style-name="TableLine2100030849632">
          <table:table-cell table:style-name="Table2.A1" office:value-type="string">
            <text:p text:style-name="P2">ἑαυτόν Κᾷτα σωρός ἐστιν, ἔφη, χρυσοῦ τοῖς μάγοις κάτω τεθαμ-μένος καί ὑπὸ ποσὶ πολλὰ στάδια ὑποκείμενος; ἧ ἀληθῶς ὑπάρχουσιν οἱ τάς τ’ ἐπῳδῶν βίβλους καὶ τὰ σάρα πωλοῦντες, τί ἐμποδῶν ἄρ’ ἐστι τὸ μὴ ἀποβαίνειν τὰ πάντα εἰς παιδιάν τινα τοῖς Δουρσλείοις μεμηχανημένην, εἷ γὰρ μὴ συνῄδει αὐτοῖς μηδαμῶς διακειμένοις πρὸς τὸ γελωτοποιεῖν, τοιοῦτό τι τάχ’ ἂν ἐνενόησεν εἷς</text:p>
          </table:table-cell>
          <table:table-cell table:style-name="Table2.A1" office:value-type="string">
            <text:p text:style-name="P2">"Got time fer a bite to eat before yer train leaves," he said. </text:p>
            <text:p text:style-name="P2">He bought Harry a hamburger and they sat down on plastic seats to eat them. Harry kept looking around. Everything looked so strange, somehow. </text:p>
            <text:p text:style-name="P2">"You all right, Harry? Yer very quiet," said Hagrid. </text:p>
          </table:table-cell>
        </table:table-row>
        <table:table-row table:style-name="TableLine2100030864048">
          <table:table-cell table:style-name="Table2.A1" office:value-type="string">
            <text:p text:style-name="P2">ἑαυτόν. καίτοι οὐκ ε”στιν ὅπως οὐ πιστεύσει τῷ Ἁγριώδει καίπερ πολλὰ καὶ ἄπιστα ἥδη <text:soft-page-break/>τερατευσαμένῳ.</text:p>
          </table:table-cell>
          <table:table-cell table:style-name="Table2.A1" office:value-type="string">
            <text:p text:style-name="P2">Harry wasn't sure he could explain. He'd just had the best birthday of his life -- and yet -- he chewed <text:soft-page-break/>his hamburger, trying to find the words. </text:p>
          </table:table-cell>
        </table:table-row>
        <table:table-row table:style-name="TableLine2100030850448">
          <table:table-cell table:style-name="Table2.A1" office:value-type="string">
            <text:p text:style-name="P2">ΠΕΡΙ ΤΟΥΣΤΕΝΩΠΟΥΔΙΑΓΟΝΤΟΣ 55</text:p>
          </table:table-cell>
          <table:table-cell table:style-name="Table2.A1" office:value-type="string">
            <text:p text:style-name="P2"/>
          </table:table-cell>
        </table:table-row>
        <table:table-row table:style-name="TableLine2100030864320">
          <table:table-cell table:style-name="Table2.A1" office:value-type="string">
            <text:p text:style-name="P2">ὁ δέ Τοῦτ’ ἐκεῖνο, ἔφη, τὸν Λέβητα Διάβροχον λέγω. ἐπίσημον γάρ ἐστι. τοῦτο δὲ πανδοκεῖον ἦν οὕτω στενὸν καὶ αὐχμοῦ πλέων ὥστε καὶ λαθεῖν ἂν τὸν ”Ἀρειον εἴπερ Ἁγριώδης μὴ ἔδειξε τῴ δακτύλῳ. Οἱ γὰρ ἀεὶ ταχὺ παριόντες δι’ οὐδενὸς ἐποιοῦντο, τὴν ὄψιν τρεπόμενοι ἀπὸ βιβλιοπωλείου πρὸς μουσικοπωλεῐον ὡς ἐκ θατέρου εἰς τὸ ἕτερον ἠρέμα ὑπαγόμενοι ὥσπερ ἂν εἶ τὸ πανδοκεῖον μὴ εἶδον. ὥστε ξύννοιαν εἶχεν εἴγ’ ἄρα, τὸ παραδοξότατον, αὐτὸς καὶ ὁ Ἁγριώδης μόνοι οἷοίτ’ εἰσιν ἰδεῖν αὐτό, οἱ δ’ ἄλλοι οὔκ. ὁ δ’ οὖν Ἁγριώδης εἴσω ἤγαγεν αὐτὸν ε”τι μέλλοντα ἐρεῖν τι περὶ τοῦτο. τὸ δὲ πανδοκεῖον περιθρύλητον μὲν ἦν, κατά γε τὸ εἰρημένον, αὐχμηρὸν δέ καῖ μάλα σκοτεινόν. ἄλλοτε μέν γὰρ γρᾴδια ἂν εἶδες οὐ πολλὰς ἐν μυχῷ καθημένας καὶ πινούσας τοῦ Μονεμβασίας οἴνου ἐκ ποτηριδίων, κάν ταύταις μίαν τινὰ καπνιζομένην καπνο-σύριγγα, ἄλλοτε δέ ἀνθρωπίσκον πιλίδιον φοροῦντα ὑψηλὸν καὶ</text:p>
          </table:table-cell>
          <table:table-cell table:style-name="Table2.A1" office:value-type="string">
            <text:p text:style-name="P2">"Everyone thinks I'm special," he said at last. "All those people in the Leaky Cauldron, Professor Quirrell, Mr. Ollivander... but I don't know anything about magic at all. How can they expect great things? I'm famous and I can't even remember what I'm famous for. I don't know what happened when Vol-, sorry -- I mean, the night my parents died." </text:p>
            <text:p text:style-name="P2"/>
            <text:p text:style-name="P2">Hagrid leaned across the table. Behind the wild beard and eyebrows he wore a very kind smile. </text:p>
            <text:p text:style-name="P2">"Don' you worry, Harry. You'll learn fast enough. Everyone starts at the beginning at Hogwarts, you'll be just fine. just be yerself. I know it's hard. Yeh've been singled out, an' that's always hard. But yeh'll have a great time at Hogwarts -- I did -- still do, 'smatter of fact." </text:p>
            <text:p text:style-name="P2"/>
            <text:p text:style-name="P2">Hagrid helped Harry on to the train that would take him back to the Dursleys, then handed him an envelope. </text:p>
          </table:table-cell>
        </table:table-row>
        <table:table-row table:style-name="TableLine2100030874112">
          <table:table-cell table:style-name="Table2.A1" office:value-type="string">
            <text:p text:style-name="P2">διαλεγόμενον τῷ καπήλῳ, ἀνθρώπῳ γέροντι καὶ πάνυ φαλακρῷ καὶ μάλιστα καρύῳ που ἐοικότι ῥητινώδει. εἰσελθόντων δ’ οῦν τοῦ Ἁγριώδους καί τοῦ Ἁρείου, οἶ εἴσω εὐθὺς ἐσιώπησαν παυσάμενοι τοῦ μετ’ ἀλλήλων λαλεῖν. πάντες γὰρ, ὡς ἐφαίνετο, γνωρίσαντες ἐκεῖνον ἠσπάζοντο, δεξιούμενοι χερσὶ καὶ μειδιῶντες. </text:p>
          </table:table-cell>
          <table:table-cell table:style-name="Table2.A1" office:value-type="string">
            <text:p text:style-name="P2">"Yer ticket fer Hogwarts, " he said. "First o' September -- King's Cross -- it's all on yer ticket. Any problems with the Dursleys, send me a letter with yer owl, she'll know where to find me.... See yeh soon, Harry." </text:p>
            <text:p text:style-name="P2"/>
            <text:p text:style-name="P2">The train pulled out of the station. Harry wanted to watch Hagrid until he was out of sight; he rose in his seat and pressed his nose against the window, but he blinked and Hagrid had gone. </text:p>
          </table:table-cell>
        </table:table-row>
        <table:table-row table:style-name="TableLine2100030868128">
          <table:table-cell table:style-name="Table2.A1" office:value-type="string">
            <text:p text:style-name="P2">ὁ δέ κάπηλος τέως ποτηρίου ἐπιλαβόμενος Τὸ ξύνηθες, ἔφη, ὦ Ἁγρίωδες; Οὐ θεμιτόν, ἔφη. ὅλος γάρ εἶμι περὶ τὰ τοῦ ρΥογοήτου, τρίβων ἅμα τὸν τοῦ Ἁρείου ὦμον οὕτω βιαίως ὥστε γνὺξ πεσεῖν κεκροτημένον.</text:p>
          </table:table-cell>
          <table:table-cell table:style-name="Table2.A1" office:value-type="string">
            <text:p text:style-name="P2">CHAPTER SIX </text:p>
            <text:p text:style-name="P2">THE JOURNEY FROM PLATFORM NINE AND THREE-QUARTERS </text:p>
            <text:p text:style-name="P2">Harry's last month with the Dursleys wasn't fun. True, Dudley was now so scared of Harry he <text:soft-page-break/>wouldn't stay in the same room, while Aunt Petunia and Uncle Vernon didn't shut Harry in his cupboard, force him to do anything, or shout at him -- in fact, they didn't speak to him at all. </text:p>
          </table:table-cell>
        </table:table-row>
        <table:table-row table:style-name="TableLine2100030877104">
          <table:table-cell table:style-name="Table2.A1" office:value-type="string">
            <text:p text:style-name="P2">ἐκεῖνος δέ Ἡράκλεις, ἔφη, ὀξὺ δεδορκὼς πρὸς τὸν “Αρειον.</text:p>
          </table:table-cell>
          <table:table-cell table:style-name="Table2.A1" office:value-type="string">
            <text:p text:style-name="P2"/>
          </table:table-cell>
        </table:table-row>
        <table:table-row table:style-name="TableLine2100030874384">
          <table:table-cell table:style-name="Table2.A1" office:value-type="string">
            <text:p text:style-name="P2">οὐκοῦν οὗτος ἀλλ’ οὗτος ἀποσιωπήσαντος δ’ αὐτοῦ, σιωπῇ πάντες οἱ παρόντες ἐγένοντο εὐφημίαν ἄφνω παρέχοντες.</text:p>
          </table:table-cell>
          <table:table-cell table:style-name="Table2.A1" office:value-type="string">
            <text:p text:style-name="P2">Half terrified, half furious, they acted as though any chair with Harry in it were empty. Although this was an improvement in many ways, it did become a bit depressing after a while. </text:p>
          </table:table-cell>
        </table:table-row>
        <table:table-row table:style-name="TableLine2100030874928">
          <table:table-cell table:style-name="Table2.A1" office:value-type="string">
            <text:p text:style-name="P2">ὁ δέ γέρων Κοινὸς Ἑρμῆς, ἔφη ψιθυρίζων. ι’δοὺ ὁ πάνυ ’Ἁρειος Ποτῆρ, βαβαῖ τῆς εὐεργεσίας.</text:p>
          </table:table-cell>
          <table:table-cell table:style-name="Table2.A1" office:value-type="string">
            <text:p text:style-name="P2">Harry kept to his room, with his new owl for company. He had decided to call her Hedwig, a name he had found in A History of Magic. His school books were very interesting. He lay on his bed reading late into the night, Hedwig swooping in and out of the open window as she pleased. It was lucky that Aunt Petunia didn't come in to vacuum anymore, because Hedwig kept bringing back dead mice. Every night before he went to sleep, Harry ticked off another day on the piece of paper he had pinned to the wall, counting down to September the first. On the last day of August he thought he'd better speak to his aunt and uncle about getting to King's Cross station the next day, so he went down to the living room where they were watching a quiz show on television. He cleared his throat to let them know he was there, and Dudley screamed and ran from the room. "Er -- Uncle Vernon?" Uncle Vernon grunted to show he was listening. </text:p>
            <text:p text:style-name="P2">"Er -- I need to be at King's Cross tomorrow to -- to go to Hogwarts." </text:p>
          </table:table-cell>
        </table:table-row>
        <table:table-row table:style-name="TableLine2100030879824">
          <table:table-cell table:style-name="Table2.A1" office:value-type="string">
            <text:p text:style-name="P2">καί ὡρμήθη ἀπὸ τῆς τραπέζης ἀσπασόμενος αὐτόν· τῆς δέ χειρὸς λαβόμενος πόλλ’ ἐδακυρρόει.</text:p>
          </table:table-cell>
          <table:table-cell table:style-name="Table2.A1" office:value-type="string">
            <text:p text:style-name="P2">Uncle Vernon grunted again. </text:p>
            <text:p text:style-name="P2">"Would it be all right if you gave me a lift?" </text:p>
            <text:p text:style-name="P2">Grunt. Harry supposed that meant yes. </text:p>
            <text:p text:style-name="P2">"Thank you." </text:p>
            <text:p text:style-name="P2">He was about to go back upstairs when Uncle Vernon actually spoke. </text:p>
          </table:table-cell>
        </table:table-row>
        <text:soft-page-break/>
        <table:table-row table:style-name="TableLine2100030866224">
          <table:table-cell table:style-name="Table2.A1" office:value-type="string">
            <text:p text:style-name="P2">Χαῖρε, ἔφη, ὦ μέγιστε, χαῖρ’ ὦ τᾶν, κατελήλυθας γάρ.</text:p>
          </table:table-cell>
          <table:table-cell table:style-name="Table2.A1" office:value-type="string">
            <text:p text:style-name="P2">"Funny way to get to a wizards' school, the train. Magic carpets all got punctures, have they?" </text:p>
          </table:table-cell>
        </table:table-row>
        <table:table-row table:style-name="TableLine2100030876560">
          <table:table-cell table:style-name="Table2.A1" office:value-type="string">
            <text:p text:style-name="P2">ὁ δ’ οὐκ ᾔδει τί προσήκει λέγειν, τῶν τ’ ἄλλων πρὸς αὐτὸν ἰταμὸν βλεπόντων, καὶ τῆς γραὸς καπνιζούσης μὲν ἔτι, λαθομένης δέ τῆς καπνοσύριγγος ἤδη ἐσβεσμένης. ὁ μὲν οῦν Ἁγριώδης πάνυ ἐμειδία τῷ προσώπῳ.</text:p>
          </table:table-cell>
          <table:table-cell table:style-name="Table2.A1" office:value-type="string">
            <text:p text:style-name="P2">Harry didn't say anything. </text:p>
            <text:p text:style-name="P2">"Where is this school, anyway?" </text:p>
            <text:p text:style-name="P2">"I don't know," said Harry, realizing this for the first time. He pulled the ticket Hagrid had given him out of his pocket. </text:p>
          </table:table-cell>
        </table:table-row>
        <table:table-row table:style-name="TableLine2100030868400">
          <table:table-cell table:style-name="Table2.A1" office:value-type="string">
            <text:p text:style-name="P2">καὶ ἐντεῦθεν κρότος ἦν πολὺς τῶν δίφρων ἀπωθουμένων, καὶ ἐν ἀκαρεῖ ’Ἁρειος ἐφαίνετο ἀντιδεξιούμενος ἅπαντας τοὺς ἐν τῷ πανδοκείῳ.</text:p>
          </table:table-cell>
          <table:table-cell table:style-name="Table2.A1" office:value-type="string">
            <text:p text:style-name="P2">"I just take the train from platform nine and three-quarters at eleven o'clock," he read. </text:p>
            <text:p text:style-name="P2">His aunt and uncle stared. </text:p>
          </table:table-cell>
        </table:table-row>
        <table:table-row table:style-name="TableLine2100030864864">
          <table:table-cell table:style-name="Table2.A1" office:value-type="string">
            <text:p text:style-name="P2">56 ΑΡΕιοΣ Πο ΤΗΡ</text:p>
          </table:table-cell>
          <table:table-cell table:style-name="Table2.A1" office:value-type="string">
            <text:p text:style-name="P2"/>
          </table:table-cell>
        </table:table-row>
        <table:table-row table:style-name="TableLine2100030864592">
          <table:table-cell table:style-name="Table2.A1" office:value-type="string">
            <text:p text:style-name="P2">ἡ μὲν γὰρ Ἰδού, ἔφη. Δωρίς εἶμι Κροκόφορος. ὡς γέγηθα ἐξ ἀπροδοκήτου συνοῦσα σοί.</text:p>
          </table:table-cell>
          <table:table-cell table:style-name="Table2.A1" office:value-type="string">
            <text:p text:style-name="P2">"Platform what?" </text:p>
            <text:p text:style-name="P2">"Nine and three-quarters." </text:p>
            <text:p text:style-name="P2">"Don't talk rubbish," said Uncle Vernon. "There is no platform nine and three-quarters." </text:p>
          </table:table-cell>
        </table:table-row>
        <table:table-row table:style-name="TableLine2100030878464">
          <table:table-cell table:style-name="Table2.A1" office:value-type="string">
            <text:p text:style-name="P2">ἄλλος δέ Ὡς ἀγάλλομαι, ἔφη, ἀγάλλομαι δή.</text:p>
          </table:table-cell>
          <table:table-cell table:style-name="Table2.A1" office:value-type="string">
            <text:p text:style-name="P2">"It's on my ticket." </text:p>
            <text:p text:style-name="P2">"Barking," said Uncle Vernon, "howling mad, the lot of them. You'll see. </text:p>
          </table:table-cell>
        </table:table-row>
        <table:table-row table:style-name="TableLine2100030869216">
          <table:table-cell table:style-name="Table2.A1" office:value-type="string">
            <text:p text:style-name="P2">ἄλλος δέ τις Ἐπὶ μήκιστον ἔγωγ’ ἐδεόμην δεξιοῦσθαι σέ. παν-τοῖος γάρ εἶμι.</text:p>
          </table:table-cell>
          <table:table-cell table:style-name="Table2.A1" office:value-type="string">
            <text:p text:style-name="P2">You just wait. All right, we'll take you to King's Cross. We're going up to London tomorrow anyway, or I wouldn't bother." </text:p>
          </table:table-cell>
        </table:table-row>
        <table:table-row table:style-name="TableLine2100030871664">
          <table:table-cell table:style-name="Table2.A1" office:value-type="string">
            <text:p text:style-name="P2">ἄλλος δ’ αὖ τις Ὡς ἥδομαι, ἔφη, ὦ τᾶν, καῖ χαίρομαι κεύφραίνο-μαι. τοῦνομά ἐστί μοι Δίγλωττος, Δαίδαλος Δίγλωττος.</text:p>
          </table:table-cell>
          <table:table-cell table:style-name="Table2.A1" office:value-type="string">
            <text:p text:style-name="P2">"Why are you going to London?" Harry asked, trying to keep things friendly. </text:p>
          </table:table-cell>
        </table:table-row>
        <table:table-row table:style-name="TableLine2100030876832">
          <table:table-cell table:style-name="Table2.A1" office:value-type="string">
            <text:p text:style-name="P2">καί ὁ Ἄρειος Τὸ πρίν γε, ἔφη, ἑώρακά σε· προσεκύνησας γάρ μέ ποτε ἀγοράζοντα, καί ἐν τούτῳ ἐκεῖνος οὕτως ἐταράχθη ὥστε τὸ πιλίδιον ἀποπεσεῖν.</text:p>
          </table:table-cell>
          <table:table-cell table:style-name="Table2.A1" office:value-type="string">
            <text:p text:style-name="P2">"Taking Dudley to the hospital," growled Uncle Vernon. "Got to have that ruddy tail removed before he goes to Smeltings." </text:p>
          </table:table-cell>
        </table:table-row>
        <table:table-row table:style-name="TableLine2100030866496">
          <table:table-cell table:style-name="Table2.A1" office:value-type="string">
            <text:p text:style-name="P2">Μέμνηται δῆτα, ε”φη βοῶν καὶ περιβλέπων ἅμα πρὸς τούς ἄλλους. ἆρ’ ὴκούσατε,“ μέμνηταί μου δή.</text:p>
          </table:table-cell>
          <table:table-cell table:style-name="Table2.A1" office:value-type="string">
            <text:p text:style-name="P2">Harry woke at five o'clock the next morning and was too excited and nervous to go back to sleep. He got up and pulled on his jeans because he didn't want to walk into the station in his wizard's robes -- he'd change on the train. He checked his Hogwarts list yet again to make sure he had everything he needed, saw that Hedwig was shut safely in her cage, and then paced the room, waiting for the <text:soft-page-break/>Dursleys to get up. Two hours later, Harry's huge, heavy trunk had been loaded into the Dursleys' car, Aunt Petunia had talked Dudley into sitting next to Harry, and they had set off. </text:p>
          </table:table-cell>
        </table:table-row>
        <table:table-row table:style-name="TableLine2100030880368">
          <table:table-cell table:style-name="Table2.A1" office:value-type="string">
            <text:p text:style-name="P2">συχνάκις οὖν ε”δει τὸν Ἄρειον ἀντιδεξιοῦσθαι τοῦς τ’ ἄλλους καὶ τὴν Δωρίδα ἀεὶ ἄπληστον ἐπανιοῦσαν.</text:p>
          </table:table-cell>
          <table:table-cell table:style-name="Table2.A1" office:value-type="string">
            <text:p text:style-name="P2">They reached King's Cross at half past ten. Uncle Vernon dumped Harry's trunk onto a cart and wheeled it into the station for him. Harry thought this was strangely kind until Uncle Vernon stopped dead, facing the platforms with a nasty grin on his face. </text:p>
          </table:table-cell>
        </table:table-row>
        <table:table-row table:style-name="TableLine2100030877376">
          <table:table-cell table:style-name="Table2.A1" office:value-type="string">
            <text:p text:style-name="P2">κᾷτα νεανίας τις προσεχώρησεν. τὸ δέ πρόσωπον ὠχρὸς ὢν ἐδόκει εἷς τοσοῦτο φόβου ἀφικέσθαι ὥστε τῶν ὀμμάτων τὸ ἕτερον λίαν γενέσθαι σκαρδαμυκτικόν.</text:p>
          </table:table-cell>
          <table:table-cell table:style-name="Table2.A1" office:value-type="string">
            <text:p text:style-name="P2">"Well, there you are, boy. Platform nine -- platform ten. Your platform should be somewhere in the middle, but they don't seem to have built it yet, do they?" </text:p>
            <text:p text:style-name="P2">He was quite right, of course. There was a big plastic number nine over one platform and a big plastic number ten over the one next to it, and in the middle, nothing at all. </text:p>
          </table:table-cell>
        </table:table-row>
        <table:table-row table:style-name="TableLine2100030865136">
          <table:table-cell table:style-name="Table2.A1" office:value-type="string">
            <text:p text:style-name="P2">καὶ ὁ Ἁγριώδης Ἰδού, ἔφη, ὁ σοφιστὴς Κίουρος. οὗτος γὰρ εἷς ἔσται σοι τῶν ἐν Ὑογοήτου ῥητόρων.</text:p>
          </table:table-cell>
          <table:table-cell table:style-name="Table2.A1" office:value-type="string">
            <text:p text:style-name="P2">"Have a good term," said Uncle Vernon with an even nastier smile. He left without another word. Harry turned and saw the Dursleys drive away. </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1:29:20.505000000</meta:creation-date>
    <meta:generator>LibreOffice/7.1.5.2$Windows_X86_64 LibreOffice_project/85f04e9f809797b8199d13c421bd8a2b025d52b5</meta:generator>
    <dc:date>2022-02-09T11:53:32.896000000</dc:date>
    <meta:editing-duration>PT7M2S</meta:editing-duration>
    <meta:editing-cycles>2</meta:editing-cycles>
    <meta:document-statistic meta:table-count="1" meta:image-count="0" meta:object-count="0" meta:page-count="17" meta:paragraph-count="269" meta:word-count="7370" meta:character-count="43266" meta:non-whitespace-character-count="36011"/>
  </office:meta>
</office:document-meta>
</file>